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Segoe UI" svg:font-family="'Segoe UI'" style:font-family-generic="swiss"/>
    <style:font-face style:name="Times1" svg:font-family="Times" style:font-family-generic="swiss"/>
    <style:font-face style:name="TheSansMonoConNormal1" svg:font-family="TheSansMonoConNormal" style:font-family-generic="swiss" style:font-pitch="fixed"/>
    <style:font-face style:name="Albany AMT" svg:font-family="'Albany AMT'" style:font-pitch="variable"/>
    <style:font-face style:name="TheSansMonoCondensed-Bold" svg:font-family="TheSansMonoCondensed-Bold, 'MS Mincho'" style:font-pitch="variable"/>
    <style:font-face style:name="Utopia" svg:font-family="Utopia" style:font-pitch="variable"/>
    <style:font-face style:name="Utopia-Bold" svg:font-family="Utopia-Bold, 'MS Mincho'" style:font-pitch="variable"/>
    <style:font-face style:name="ZapfDingbats1" svg:font-family="ZapfDingbats, 'Zapf Dingbats'" style:font-family-generic="decorative" style:font-pitch="variable"/>
    <style:font-face style:name="TheSansMonoCondensed-SemiLight" svg:font-family="TheSansMonoCondensed-SemiLight, 'MS PMincho'" style:font-family-generic="roman" style:font-pitch="variable"/>
    <style:font-face style:name="Times2"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HelveticaNeue Condensed" svg:font-family="'HelveticaNeue Condensed', 'Arial Unicode MS'" style:font-family-generic="swiss" style:font-pitch="variable"/>
    <style:font-face style:name="HelveticaNeue MediumCond" svg:font-family="'HelveticaNeue MediumCond'"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Standard">
      <style:paragraph-properties fo:margin-top="0in" fo:margin-bottom="0.0835in" loext:contextual-spacing="false" fo:orphans="2" fo:widows="2" style:writing-mode="lr-tb"/>
    </style:style>
    <style:style style:name="P2" style:family="paragraph" style:parent-style-name="Chapter_20_Number">
      <style:text-properties officeooo:paragraph-rsid="000e739b"/>
    </style:style>
    <style:style style:name="P3" style:family="paragraph" style:parent-style-name="Standard">
      <style:paragraph-properties fo:text-align="justify" style:justify-single-word="false"/>
      <style:text-properties officeooo:paragraph-rsid="000e739b"/>
    </style:style>
    <style:style style:name="P4" style:family="paragraph" style:parent-style-name="Standard">
      <style:text-properties fo:color="#bfbfbf" style:font-name="ZapfDingbats1" fo:font-size="14pt" officeooo:paragraph-rsid="000e739b" style:font-name-asian="ZapfDingbats1" style:font-size-asian="14pt" style:font-name-complex="ZapfDingbats1" style:font-size-complex="14pt"/>
    </style:style>
    <style:style style:name="P5" style:family="paragraph" style:parent-style-name="Text_20_body">
      <style:text-properties fo:font-weight="bold" style:font-weight-asian="bold"/>
    </style:style>
    <style:style style:name="P6" style:family="paragraph" style:parent-style-name="Text_20_body">
      <style:text-properties fo:font-style="italic" fo:font-weight="bold" style:font-style-asian="italic" style:font-weight-asian="bold"/>
    </style:style>
    <style:style style:name="P7" style:family="paragraph" style:parent-style-name="Code">
      <style:text-properties officeooo:rsid="000a6867" officeooo:paragraph-rsid="000a6867"/>
    </style:style>
    <style:style style:name="P8" style:family="paragraph" style:parent-style-name="Code">
      <style:text-properties officeooo:paragraph-rsid="000a6867"/>
    </style:style>
    <style:style style:name="P9" style:family="paragraph" style:parent-style-name="Code">
      <style:text-properties style:font-name="TheSansMonoConNormal1"/>
    </style:style>
    <style:style style:name="P10" style:family="paragraph" style:parent-style-name="Code">
      <style:text-properties officeooo:paragraph-rsid="000cca0e"/>
    </style:style>
    <style:style style:name="P11" style:family="paragraph" style:parent-style-name="Code_20_Caption">
      <style:text-properties officeooo:paragraph-rsid="00113a38"/>
    </style:style>
    <style:style style:name="P12" style:family="paragraph" style:parent-style-name="Code_20_Caption">
      <style:text-properties officeooo:paragraph-rsid="0012b5a5"/>
    </style:style>
    <style:style style:name="P13" style:family="paragraph" style:parent-style-name="Code_20_Single">
      <style:text-properties officeooo:paragraph-rsid="000cca0e"/>
    </style:style>
    <style:style style:name="P14" style:family="paragraph" style:parent-style-name="Code_20_Single">
      <style:text-properties officeooo:paragraph-rsid="000e873d"/>
    </style:style>
    <style:style style:name="P15" style:family="paragraph" style:parent-style-name="Chapter_20_Number" style:master-page-name="Standard">
      <style:paragraph-properties style:page-number="auto" fo:break-before="page"/>
      <style:text-properties officeooo:paragraph-rsid="001b4a5a"/>
    </style:style>
    <style:style style:name="P16" style:family="paragraph" style:parent-style-name="Chapter_20_Title">
      <style:text-properties fo:color="#bfbfbf" style:font-name="ZapfDingbats" fo:font-size="14pt" officeooo:paragraph-rsid="001b4a5a" style:font-name-asian="ZapfDingbats" style:font-size-asian="14pt" style:font-name-complex="ZapfDingbats" style:font-size-complex="14pt"/>
    </style:style>
    <style:style style:name="P17" style:family="paragraph" style:parent-style-name="Chapter_20_Title">
      <style:text-properties officeooo:paragraph-rsid="001b4a5a"/>
    </style:style>
    <style:style style:name="P18" style:family="paragraph" style:parent-style-name="Code">
      <style:text-properties style:font-name="TheSansMonoConNormal1"/>
    </style:style>
    <style:style style:name="P19" style:family="paragraph" style:parent-style-name="Standard">
      <style:paragraph-properties fo:text-align="justify" style:justify-single-word="false"/>
      <style:text-properties officeooo:paragraph-rsid="001b4a5a"/>
    </style:style>
    <style:style style:name="P20" style:family="paragraph">
      <style:paragraph-properties style:text-autospace="none"/>
    </style:style>
    <style:style style:name="P2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text-transform="uppercase" style:use-window-font-color="true" style:font-name="Arial" fo:font-size="14pt" fo:language="en" fo:country="US" fo:font-weight="bold" officeooo:rsid="000e739b" style:font-name-asian="Times New Roman" style:font-size-asian="14pt" style:font-weight-asian="bold" style:font-name-complex="Times New Roman" style:font-size-complex="14pt" style:language-complex="ar" style:country-complex="SA"/>
    </style:style>
    <style:style style:name="T2" style:family="text">
      <style:text-properties fo:language="en" fo:country="US"/>
    </style:style>
    <style:style style:name="T3" style:family="text">
      <style:text-properties fo:font-weight="bold" style:font-weight-asian="bold"/>
    </style:style>
    <style:style style:name="T4" style:family="text">
      <style:text-properties fo:font-weight="bold" style:font-weight-asian="bold" style:font-name-complex="TheSansMonoCondensed-Bold" style:font-weight-complex="bold"/>
    </style:style>
    <style:style style:name="T5" style:family="text">
      <style:text-properties fo:font-weight="bold" officeooo:rsid="000a6867" style:font-weight-asian="bold" style:font-name-complex="TheSansMonoCondensed-Bold" style:font-weight-complex="bold"/>
    </style:style>
    <style:style style:name="T6" style:family="text">
      <style:text-properties fo:font-style="italic" fo:font-weight="bold" style:font-style-asian="italic" style:font-weight-asian="bold"/>
    </style:style>
    <style:style style:name="T7" style:family="text">
      <style:text-properties fo:font-style="italic" style:font-style-asian="italic"/>
    </style:style>
    <style:style style:name="T8" style:family="text">
      <style:text-properties style:font-name="TheSansMonoCondensed-SemiLight" style:font-name-complex="TheSansMonoCondensed-SemiLight"/>
    </style:style>
    <style:style style:name="T9" style:family="text">
      <style:text-properties style:font-name="Utopia-Bold" fo:font-weight="bold" style:font-weight-asian="bold" style:font-name-complex="Utopia-Bold" style:font-weight-complex="bold"/>
    </style:style>
    <style:style style:name="T10" style:family="text">
      <style:text-properties officeooo:rsid="000a6867"/>
    </style:style>
    <style:style style:name="T11" style:family="text">
      <style:text-properties officeooo:rsid="0013bce4"/>
    </style:style>
    <style:style style:name="T12" style:family="text">
      <style:text-properties officeooo:rsid="0015c293"/>
    </style:style>
    <style:style style:name="T13" style:family="text">
      <style:text-properties officeooo:rsid="0014eb72"/>
    </style:style>
    <style:style style:name="T14" style:family="text">
      <style:text-properties officeooo:rsid="001b4a5a"/>
    </style:style>
    <style:style style:name="T15"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lbany AMT" style:font-size-asian="12pt" style:language-asian="en" style:country-asian="US" style:font-style-asian="normal" style:font-weight-asian="normal" style:font-name-complex="Albany AMT"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lbany AMT" style:font-size-asian="12pt" style:language-asian="en" style:country-asian="US" style:font-style-asian="normal" style:font-weight-asian="normal" style:font-name-complex="Albany AMT"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text-position="0% 100%" style:font-name="Times"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lbany AMT" style:font-size-asian="12pt" style:language-asian="en" style:country-asian="US" style:font-style-asian="normal" style:font-weight-asian="normal" style:font-name-complex="Albany AMT"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8" style:family="text">
      <style:text-properties fo:font-size="10pt" fo:language="en" fo:country="US" style:language-asian="en" style:country-asian="US" style:language-complex="en" style:country-complex="US"/>
    </style:style>
  </office:automatic-styles>
  <office:body>
    <office:text text:use-soft-page-breaks="true">
      <office:forms form:automatic-focus="false" form:apply-design-mode="false"/>
      <text:tracked-changes>
        <text:changed-region xml:id="ct93895208812624" text:id="ct93895208812624">
          <text:insertion>
            <office:change-info>
              <dc:creator>Ray Lischner</dc:creator>
              <dc:date>2020-04-28T10:11:39</dc:date>
            </office:change-info>
          </text:insertion>
        </text:changed-region>
        <text:changed-region xml:id="ct93895275740368" text:id="ct93895275740368">
          <text:deletion>
            <office:change-info>
              <dc:creator>Ray Lischner</dc:creator>
              <dc:date>2020-04-27T11:09:02</dc:date>
            </office:change-info>
            <text:p text:style-name="Code">#</text:p>
          </text:deletion>
        </text:changed-region>
        <text:changed-region xml:id="ct93895259356576" text:id="ct93895259356576">
          <text:deletion>
            <office:change-info>
              <dc:creator>Ray Lischner</dc:creator>
              <dc:date>2020-04-27T11:09:04</dc:date>
            </office:change-info>
            <text:p text:style-name="Code">nclude</text:p>
          </text:deletion>
        </text:changed-region>
        <text:changed-region xml:id="ct93895115466752" text:id="ct93895115466752">
          <text:insertion>
            <office:change-info>
              <dc:creator>Ray Lischner</dc:creator>
              <dc:date>2020-04-27T11:09:06</dc:date>
            </office:change-info>
          </text:insertion>
        </text:changed-region>
        <text:changed-region xml:id="ct93895296641968" text:id="ct93895296641968">
          <text:insertion>
            <office:change-info>
              <dc:creator>Ray Lischner</dc:creator>
              <dc:date>2020-04-04T01:17:47</dc:date>
            </office:change-info>
          </text:insertion>
        </text:changed-region>
        <text:changed-region xml:id="ct93895279492640" text:id="ct93895279492640">
          <text:insertion>
            <office:change-info>
              <dc:creator>Ray Lischner</dc:creator>
              <dc:date>2020-04-27T11:09:07</dc:date>
            </office:change-info>
          </text:insertion>
        </text:changed-region>
        <text:changed-region xml:id="ct93895235956736" text:id="ct93895235956736">
          <text:insertion>
            <office:change-info>
              <dc:creator>Ray Lischner</dc:creator>
              <dc:date>2020-04-04T01:13:19</dc:date>
            </office:change-info>
          </text:insertion>
        </text:changed-region>
        <text:changed-region xml:id="ct93895283602128" text:id="ct93895283602128">
          <text:insertion>
            <office:change-info>
              <dc:creator>Ray Lischner</dc:creator>
              <dc:date>2020-04-04T01:13:28</dc:date>
            </office:change-info>
          </text:insertion>
        </text:changed-region>
        <text:changed-region xml:id="ct93895296057520" text:id="ct93895296057520">
          <text:deletion>
            <office:change-info>
              <dc:creator>Ray Lischner</dc:creator>
              <dc:date>2020-04-04T01:13:28</dc:date>
            </office:change-info>
            <text:p text:style-name="Code"><text:span text:style-name="T10">0</text:span></text:p>
          </text:deletion>
        </text:changed-region>
        <text:changed-region xml:id="ct93895326598144" text:id="ct93895326598144">
          <text:deletion>
            <office:change-info>
              <dc:creator>Ray Lischner</dc:creator>
              <dc:date>2020-04-04T01:13:14</dc:date>
            </office:change-info>
            <text:p text:style-name="Code">int x; </text:p>
          </text:deletion>
        </text:changed-region>
        <text:changed-region xml:id="ct93895303354368" text:id="ct93895303354368">
          <text:insertion>
            <office:change-info>
              <dc:creator>Ray Lischner</dc:creator>
              <dc:date>2020-04-04T01:13:29</dc:date>
            </office:change-info>
          </text:insertion>
        </text:changed-region>
        <text:changed-region xml:id="ct93895246766256" text:id="ct93895246766256">
          <text:deletion>
            <office:change-info>
              <dc:creator>Ray Lischner</dc:creator>
              <dc:date>2020-04-04T01:13:29</dc:date>
            </office:change-info>
            <text:p text:style-name="Code"><text:span text:style-name="T10">1</text:span></text:p>
          </text:deletion>
        </text:changed-region>
        <text:changed-region xml:id="ct93895281189328" text:id="ct93895281189328">
          <text:insertion>
            <office:change-info>
              <dc:creator>Ray Lischner</dc:creator>
              <dc:date>2020-04-04T01:13:30</dc:date>
            </office:change-info>
          </text:insertion>
        </text:changed-region>
        <text:changed-region xml:id="ct93895220771728" text:id="ct93895220771728">
          <text:deletion>
            <office:change-info>
              <dc:creator>Ray Lischner</dc:creator>
              <dc:date>2020-04-04T01:13:30</dc:date>
            </office:change-info>
            <text:p text:style-name="Code"><text:span text:style-name="T10">2</text:span></text:p>
          </text:deletion>
        </text:changed-region>
        <text:changed-region xml:id="ct93895288154784" text:id="ct93895288154784">
          <text:insertion>
            <office:change-info>
              <dc:creator>Ray Lischner</dc:creator>
              <dc:date>2020-04-04T01:13:31</dc:date>
            </office:change-info>
          </text:insertion>
        </text:changed-region>
        <text:changed-region xml:id="ct93895288274464" text:id="ct93895288274464">
          <text:deletion>
            <office:change-info>
              <dc:creator>Ray Lischner</dc:creator>
              <dc:date>2020-04-04T01:13:30</dc:date>
            </office:change-info>
            <text:p text:style-name="Code"><text:span text:style-name="T10">3</text:span></text:p>
          </text:deletion>
        </text:changed-region>
        <text:changed-region xml:id="ct93895306441728" text:id="ct93895306441728">
          <text:insertion>
            <office:change-info>
              <dc:creator>Ray Lischner</dc:creator>
              <dc:date>2020-04-04T01:13:31</dc:date>
            </office:change-info>
          </text:insertion>
        </text:changed-region>
        <text:changed-region xml:id="ct93895208394256" text:id="ct93895208394256">
          <text:deletion>
            <office:change-info>
              <dc:creator>Ray Lischner</dc:creator>
              <dc:date>2020-04-04T01:13:31</dc:date>
            </office:change-info>
            <text:p text:style-name="Code"><text:span text:style-name="T10">4</text:span></text:p>
          </text:deletion>
        </text:changed-region>
        <text:changed-region xml:id="ct93895213721984" text:id="ct93895213721984">
          <text:insertion>
            <office:change-info>
              <dc:creator>Ray Lischner</dc:creator>
              <dc:date>2020-04-04T01:13:32</dc:date>
            </office:change-info>
          </text:insertion>
        </text:changed-region>
        <text:changed-region xml:id="ct93895193484816" text:id="ct93895193484816">
          <text:deletion>
            <office:change-info>
              <dc:creator>Ray Lischner</dc:creator>
              <dc:date>2020-04-04T01:13:32</dc:date>
            </office:change-info>
            <text:p text:style-name="Code"><text:span text:style-name="T10">5</text:span></text:p>
          </text:deletion>
        </text:changed-region>
        <text:changed-region xml:id="ct93895240327600" text:id="ct93895240327600">
          <text:insertion>
            <office:change-info>
              <dc:creator>Ray Lischner</dc:creator>
              <dc:date>2020-04-04T01:13:33</dc:date>
            </office:change-info>
          </text:insertion>
        </text:changed-region>
        <text:changed-region xml:id="ct93895262403584" text:id="ct93895262403584">
          <text:deletion>
            <office:change-info>
              <dc:creator>Ray Lischner</dc:creator>
              <dc:date>2020-04-04T01:13:32</dc:date>
            </office:change-info>
            <text:p text:style-name="Code"><text:span text:style-name="T10">6</text:span></text:p>
          </text:deletion>
        </text:changed-region>
        <text:changed-region xml:id="ct93895283601840" text:id="ct93895283601840">
          <text:insertion>
            <office:change-info>
              <dc:creator>Ray Lischner</dc:creator>
              <dc:date>2020-04-04T01:13:34</dc:date>
            </office:change-info>
          </text:insertion>
        </text:changed-region>
        <text:changed-region xml:id="ct93895272871824" text:id="ct93895272871824">
          <text:deletion>
            <office:change-info>
              <dc:creator>Ray Lischner</dc:creator>
              <dc:date>2020-04-04T01:13:34</dc:date>
            </office:change-info>
            <text:p text:style-name="Code"><text:span text:style-name="T10">7</text:span></text:p>
          </text:deletion>
        </text:changed-region>
        <text:changed-region xml:id="ct93895228205392" text:id="ct93895228205392">
          <text:insertion>
            <office:change-info>
              <dc:creator>Ray Lischner</dc:creator>
              <dc:date>2020-04-04T01:14:32</dc:date>
            </office:change-info>
          </text:insertion>
        </text:changed-region>
        <text:changed-region xml:id="ct93895204999904" text:id="ct93895204999904">
          <text:deletion>
            <office:change-info>
              <dc:creator>Ray Lischner</dc:creator>
              <dc:date>2020-04-04T01:14:32</dc:date>
            </office:change-info>
            <text:p text:style-name="Text_20_body"><text:span text:style-name="T10">0</text:span></text:p>
          </text:deletion>
        </text:changed-region>
        <text:changed-region xml:id="ct93895300435104" text:id="ct93895300435104">
          <text:deletion>
            <office:change-info>
              <dc:creator>Ray Lischner</dc:creator>
              <dc:date>2020-04-04T01:13:53</dc:date>
            </office:change-info>
            <text:p text:style-name="SB_20_Body">C++ 20 Loops and Variables</text:p>
            <text:p text:style-name="SB_20_Body_20_First">Line 10 of Listing 3-1 illustrates a new, C++ 20 style of loop condition. The old style requires you to define the loop variable outside of the loop, as shown below:</text:p>
            <text:p text:style-name="SB_20_Code_20_First">int x;</text:p>
            <text:p text:style-name="SB_20_Code_20_Last">while (std::cin &gt;&gt; x)</text:p>
            <text:p text:style-name="SB_20_Body">I mention this older style of loop only because you will likely see many more uses of the old style than the new, at least until the old dog programmers learn the new C++ 20 tricks.</text:p>
          </text:deletion>
        </text:changed-region>
        <text:changed-region xml:id="ct93895264258016" text:id="ct93895264258016">
          <text:insertion>
            <office:change-info>
              <dc:creator>Ray Lischner</dc:creator>
              <dc:date>2020-04-04T01:14:36</dc:date>
            </office:change-info>
          </text:insertion>
        </text:changed-region>
        <text:changed-region xml:id="ct93895263026176" text:id="ct93895263026176">
          <text:deletion>
            <office:change-info>
              <dc:creator>Ray Lischner</dc:creator>
              <dc:date>2020-04-04T01:14:37</dc:date>
            </office:change-info>
            <text:p text:style-name="Text_20_body"><text:span text:style-name="T10">2</text:span></text:p>
          </text:deletion>
        </text:changed-region>
        <text:changed-region xml:id="ct93895327329888" text:id="ct93895327329888">
          <text:insertion>
            <office:change-info>
              <dc:creator>Ray Lischner</dc:creator>
              <dc:date>2020-04-04T01:14:40</dc:date>
            </office:change-info>
          </text:insertion>
        </text:changed-region>
        <text:changed-region xml:id="ct93895288274096" text:id="ct93895288274096">
          <text:deletion>
            <office:change-info>
              <dc:creator>Ray Lischner</dc:creator>
              <dc:date>2020-04-04T01:14:40</dc:date>
            </office:change-info>
            <text:p text:style-name="Text_20_body"><text:span text:style-name="T10">3</text:span></text:p>
          </text:deletion>
        </text:changed-region>
        <text:changed-region xml:id="ct93895294395200" text:id="ct93895294395200">
          <text:deletion>
            <office:change-info>
              <dc:creator>Ray Lischner</dc:creator>
              <dc:date>2020-04-27T11:15:02</dc:date>
            </office:change-info>
            <text:p text:style-name="Code">#</text:p>
          </text:deletion>
        </text:changed-region>
        <text:changed-region xml:id="ct93895237063008" text:id="ct93895237063008">
          <text:insertion>
            <office:change-info>
              <dc:creator>Ray Lischner</dc:creator>
              <dc:date>2020-04-27T11:15:07</dc:date>
            </office:change-info>
          </text:insertion>
        </text:changed-region>
        <text:changed-region xml:id="ct93895295225520" text:id="ct93895295225520">
          <text:deletion>
            <office:change-info>
              <dc:creator>Ray Lischner</dc:creator>
              <dc:date>2020-04-27T11:15:05</dc:date>
            </office:change-info>
            <text:p text:style-name="Code"><text:span text:style-name="T12">nclude</text:span></text:p>
          </text:deletion>
        </text:changed-region>
        <text:changed-region xml:id="ct93895295225840" text:id="ct93895295225840">
          <text:insertion>
            <office:change-info>
              <dc:creator>Ray Lischner</dc:creator>
              <dc:date>2020-04-27T11:15:08</dc:date>
            </office:change-info>
          </text:insertion>
        </text:changed-region>
        <text:changed-region xml:id="ct93895198715840" text:id="ct93895198715840">
          <text:insertion>
            <office:change-info>
              <dc:creator>Ray Lischner</dc:creator>
              <dc:date>2020-04-04T01:15:02</dc:date>
            </office:change-info>
          </text:insertion>
        </text:changed-region>
        <text:changed-region xml:id="ct93895263695680" text:id="ct93895263695680">
          <text:insertion>
            <office:change-info>
              <dc:creator>Ray Lischner</dc:creator>
              <dc:date>2020-04-04T01:15:07</dc:date>
            </office:change-info>
          </text:insertion>
        </text:changed-region>
        <text:changed-region xml:id="ct93895276223136" text:id="ct93895276223136">
          <text:deletion>
            <office:change-info>
              <dc:creator>Ray Lischner</dc:creator>
              <dc:date>2020-04-04T01:15:08</dc:date>
            </office:change-info>
            <text:p text:style-name="Code"><text:span text:style-name="T10">1</text:span></text:p>
          </text:deletion>
        </text:changed-region>
        <text:changed-region xml:id="ct93895240327888" text:id="ct93895240327888">
          <text:deletion>
            <office:change-info>
              <dc:creator>Ray Lischner</dc:creator>
              <dc:date>2020-04-04T01:15:00</dc:date>
            </office:change-info>
            <text:p text:style-name="Code">int x; </text:p>
          </text:deletion>
        </text:changed-region>
        <text:changed-region xml:id="ct93895261562832" text:id="ct93895261562832">
          <text:insertion>
            <office:change-info>
              <dc:creator>Ray Lischner</dc:creator>
              <dc:date>2020-04-04T01:15:10</dc:date>
            </office:change-info>
          </text:insertion>
        </text:changed-region>
        <text:changed-region xml:id="ct93895237063376" text:id="ct93895237063376">
          <text:deletion>
            <office:change-info>
              <dc:creator>Ray Lischner</dc:creator>
              <dc:date>2020-04-04T01:15:10</dc:date>
            </office:change-info>
            <text:p text:style-name="Code"><text:span text:style-name="T10">2</text:span></text:p>
          </text:deletion>
        </text:changed-region>
        <text:changed-region xml:id="ct93895190309888" text:id="ct93895190309888">
          <text:insertion>
            <office:change-info>
              <dc:creator>Ray Lischner</dc:creator>
              <dc:date>2020-04-04T01:15:12</dc:date>
            </office:change-info>
          </text:insertion>
        </text:changed-region>
        <text:changed-region xml:id="ct93895193819456" text:id="ct93895193819456">
          <text:deletion>
            <office:change-info>
              <dc:creator>Ray Lischner</dc:creator>
              <dc:date>2020-04-04T01:15:12</dc:date>
            </office:change-info>
            <text:p text:style-name="Code"><text:span text:style-name="T10">3</text:span></text:p>
          </text:deletion>
        </text:changed-region>
        <text:changed-region xml:id="ct93895300434816" text:id="ct93895300434816">
          <text:insertion>
            <office:change-info>
              <dc:creator>Ray Lischner</dc:creator>
              <dc:date>2020-04-04T01:15:13</dc:date>
            </office:change-info>
          </text:insertion>
        </text:changed-region>
        <text:changed-region xml:id="ct93895219696640" text:id="ct93895219696640">
          <text:deletion>
            <office:change-info>
              <dc:creator>Ray Lischner</dc:creator>
              <dc:date>2020-04-04T01:15:14</dc:date>
            </office:change-info>
            <text:p text:style-name="Code"><text:span text:style-name="T10">4</text:span></text:p>
          </text:deletion>
        </text:changed-region>
        <text:changed-region xml:id="ct93895230954272" text:id="ct93895230954272">
          <text:insertion>
            <office:change-info>
              <dc:creator>Ray Lischner</dc:creator>
              <dc:date>2020-04-04T01:15:15</dc:date>
            </office:change-info>
          </text:insertion>
        </text:changed-region>
        <text:changed-region xml:id="ct93895299374512" text:id="ct93895299374512">
          <text:deletion>
            <office:change-info>
              <dc:creator>Ray Lischner</dc:creator>
              <dc:date>2020-04-04T01:15:16</dc:date>
            </office:change-info>
            <text:p text:style-name="Code"><text:span text:style-name="T10">5</text:span></text:p>
          </text:deletion>
        </text:changed-region>
        <text:changed-region xml:id="ct93895277377152" text:id="ct93895277377152">
          <text:insertion>
            <office:change-info>
              <dc:creator>Ray Lischner</dc:creator>
              <dc:date>2020-04-04T01:15:18</dc:date>
            </office:change-info>
          </text:insertion>
        </text:changed-region>
        <text:changed-region xml:id="ct93895277377472" text:id="ct93895277377472">
          <text:deletion>
            <office:change-info>
              <dc:creator>Ray Lischner</dc:creator>
              <dc:date>2020-04-04T01:15:18</dc:date>
            </office:change-info>
            <text:p text:style-name="Code"><text:span text:style-name="T10">6</text:span></text:p>
          </text:deletion>
        </text:changed-region>
        <text:changed-region xml:id="ct93895283729920" text:id="ct93895283729920">
          <text:insertion>
            <office:change-info>
              <dc:creator>Ray Lischner</dc:creator>
              <dc:date>2020-04-04T01:15:20</dc:date>
            </office:change-info>
          </text:insertion>
        </text:changed-region>
        <text:changed-region xml:id="ct93895283730240" text:id="ct93895283730240">
          <text:deletion>
            <office:change-info>
              <dc:creator>Ray Lischner</dc:creator>
              <dc:date>2020-04-04T01:15:20</dc:date>
            </office:change-info>
            <text:p text:style-name="Code"><text:span text:style-name="T10">7</text:span></text:p>
          </text:deletion>
        </text:changed-region>
        <text:changed-region xml:id="ct93895277377712" text:id="ct93895277377712">
          <text:insertion>
            <office:change-info>
              <dc:creator>Ray Lischner</dc:creator>
              <dc:date>2020-04-04T01:15:22</dc:date>
            </office:change-info>
          </text:insertion>
        </text:changed-region>
        <text:changed-region xml:id="ct93895190475488" text:id="ct93895190475488">
          <text:deletion>
            <office:change-info>
              <dc:creator>Ray Lischner</dc:creator>
              <dc:date>2020-04-04T01:15:23</dc:date>
            </office:change-info>
            <text:p text:style-name="Code"><text:span text:style-name="T10">8</text:span></text:p>
          </text:deletion>
        </text:changed-region>
        <text:changed-region xml:id="ct93895278557520" text:id="ct93895278557520">
          <text:insertion>
            <office:change-info>
              <dc:creator>Ray Lischner</dc:creator>
              <dc:date>2020-04-04T01:15:28</dc:date>
            </office:change-info>
          </text:insertion>
        </text:changed-region>
        <text:changed-region xml:id="ct93895278557840" text:id="ct93895278557840">
          <text:deletion>
            <office:change-info>
              <dc:creator>Ray Lischner</dc:creator>
              <dc:date>2020-04-04T01:15:25</dc:date>
            </office:change-info>
            <text:p text:style-name="Code"><text:span text:style-name="T10">9</text:span></text:p>
          </text:deletion>
        </text:changed-region>
        <text:changed-region xml:id="ct93895204280784" text:id="ct93895204280784">
          <text:deletion>
            <office:change-info>
              <dc:creator>Ray Lischner</dc:creator>
              <dc:date>2020-04-27T11:15:20</dc:date>
            </office:change-info>
            <text:p text:style-name="Code">#</text:p>
          </text:deletion>
        </text:changed-region>
        <text:changed-region xml:id="ct93895204281024" text:id="ct93895204281024">
          <text:insertion>
            <office:change-info>
              <dc:creator>Ray Lischner</dc:creator>
              <dc:date>2020-04-27T11:15:22</dc:date>
            </office:change-info>
          </text:insertion>
        </text:changed-region>
        <text:changed-region xml:id="ct93895130525712" text:id="ct93895130525712">
          <text:deletion>
            <office:change-info>
              <dc:creator>Ray Lischner</dc:creator>
              <dc:date>2020-04-27T11:15:24</dc:date>
            </office:change-info>
            <text:p text:style-name="Code"><text:span text:style-name="T12">nclude</text:span></text:p>
          </text:deletion>
        </text:changed-region>
        <text:changed-region xml:id="ct93895270042352" text:id="ct93895270042352">
          <text:insertion>
            <office:change-info>
              <dc:creator>Ray Lischner</dc:creator>
              <dc:date>2020-04-27T11:15:25</dc:date>
            </office:change-info>
          </text:insertion>
        </text:changed-region>
        <text:changed-region xml:id="ct93895222211600" text:id="ct93895222211600">
          <text:insertion>
            <office:change-info>
              <dc:creator>Ray Lischner</dc:creator>
              <dc:date>2020-04-04T01:15:45</dc:date>
            </office:change-info>
          </text:insertion>
        </text:changed-region>
        <text:changed-region xml:id="ct93895222211920" text:id="ct93895222211920">
          <text:deletion>
            <office:change-info>
              <dc:creator>Ray Lischner</dc:creator>
              <dc:date>2020-04-04T01:15:51</dc:date>
            </office:change-info>
            <text:p text:style-name="Code"><text:span text:style-name="T10"><text:s/>9</text:span></text:p>
          </text:deletion>
        </text:changed-region>
        <text:changed-region xml:id="ct93895229393024" text:id="ct93895229393024">
          <text:deletion>
            <office:change-info>
              <dc:creator>Ray Lischner</dc:creator>
              <dc:date>2020-04-04T01:15:40</dc:date>
            </office:change-info>
            <text:p text:style-name="Code">int x; </text:p>
          </text:deletion>
        </text:changed-region>
        <text:changed-region xml:id="ct93895232171152" text:id="ct93895232171152">
          <text:insertion>
            <office:change-info>
              <dc:creator>Ray Lischner</dc:creator>
              <dc:date>2020-04-04T01:15:55</dc:date>
            </office:change-info>
          </text:insertion>
        </text:changed-region>
        <text:changed-region xml:id="ct93895204280000" text:id="ct93895204280000">
          <text:deletion>
            <office:change-info>
              <dc:creator>Ray Lischner</dc:creator>
              <dc:date>2020-04-04T01:15:56</dc:date>
            </office:change-info>
            <text:p text:style-name="Code"><text:span text:style-name="T10">0</text:span></text:p>
          </text:deletion>
        </text:changed-region>
        <text:changed-region xml:id="ct93895229133200" text:id="ct93895229133200">
          <text:insertion>
            <office:change-info>
              <dc:creator>Ray Lischner</dc:creator>
              <dc:date>2020-04-04T01:15:57</dc:date>
            </office:change-info>
          </text:insertion>
        </text:changed-region>
        <text:changed-region xml:id="ct93895229133520" text:id="ct93895229133520">
          <text:deletion>
            <office:change-info>
              <dc:creator>Ray Lischner</dc:creator>
              <dc:date>2020-04-04T01:15:57</dc:date>
            </office:change-info>
            <text:p text:style-name="Code"><text:span text:style-name="T10">1</text:span></text:p>
          </text:deletion>
        </text:changed-region>
        <text:changed-region xml:id="ct93895229134272" text:id="ct93895229134272">
          <text:insertion>
            <office:change-info>
              <dc:creator>Ray Lischner</dc:creator>
              <dc:date>2020-04-04T01:15:59</dc:date>
            </office:change-info>
          </text:insertion>
        </text:changed-region>
        <text:changed-region xml:id="ct93895229134592" text:id="ct93895229134592">
          <text:deletion>
            <office:change-info>
              <dc:creator>Ray Lischner</dc:creator>
              <dc:date>2020-04-04T01:15:59</dc:date>
            </office:change-info>
            <text:p text:style-name="Code"><text:span text:style-name="T10">2</text:span></text:p>
          </text:deletion>
        </text:changed-region>
        <text:changed-region xml:id="ct93895189364224" text:id="ct93895189364224">
          <text:insertion>
            <office:change-info>
              <dc:creator>Ray Lischner</dc:creator>
              <dc:date>2020-04-04T01:16:00</dc:date>
            </office:change-info>
          </text:insertion>
        </text:changed-region>
        <text:changed-region xml:id="ct93895189364544" text:id="ct93895189364544">
          <text:deletion>
            <office:change-info>
              <dc:creator>Ray Lischner</dc:creator>
              <dc:date>2020-04-04T01:16:00</dc:date>
            </office:change-info>
            <text:p text:style-name="Code"><text:span text:style-name="T10">3</text:span></text:p>
          </text:deletion>
        </text:changed-region>
        <text:changed-region xml:id="ct93895189365296" text:id="ct93895189365296">
          <text:insertion>
            <office:change-info>
              <dc:creator>Ray Lischner</dc:creator>
              <dc:date>2020-04-04T01:16:02</dc:date>
            </office:change-info>
          </text:insertion>
        </text:changed-region>
        <text:changed-region xml:id="ct93895217969648" text:id="ct93895217969648">
          <text:deletion>
            <office:change-info>
              <dc:creator>Ray Lischner</dc:creator>
              <dc:date>2020-04-04T01:16:02</dc:date>
            </office:change-info>
            <text:p text:style-name="Code"><text:span text:style-name="T10">4</text:span></text:p>
          </text:deletion>
        </text:changed-region>
        <text:changed-region xml:id="ct93895189910416" text:id="ct93895189910416">
          <text:deletion>
            <office:change-info>
              <dc:creator>Ray Lischner</dc:creator>
              <dc:date>2020-04-27T11:15:30</dc:date>
            </office:change-info>
            <text:p text:style-name="Code">#</text:p>
          </text:deletion>
        </text:changed-region>
        <text:changed-region xml:id="ct93895299219552" text:id="ct93895299219552">
          <text:insertion>
            <office:change-info>
              <dc:creator>Ray Lischner</dc:creator>
              <dc:date>2020-04-27T11:15:31</dc:date>
            </office:change-info>
          </text:insertion>
        </text:changed-region>
        <text:changed-region xml:id="ct93895299218912" text:id="ct93895299218912">
          <text:deletion>
            <office:change-info>
              <dc:creator>Ray Lischner</dc:creator>
              <dc:date>2020-04-27T11:15:33</dc:date>
            </office:change-info>
            <text:p text:style-name="Code"><text:span text:style-name="T12">nclude</text:span></text:p>
          </text:deletion>
        </text:changed-region>
        <text:changed-region xml:id="ct93895208332416" text:id="ct93895208332416">
          <text:insertion>
            <office:change-info>
              <dc:creator>Ray Lischner</dc:creator>
              <dc:date>2020-04-27T11:15:34</dc:date>
            </office:change-info>
          </text:insertion>
        </text:changed-region>
        <text:changed-region xml:id="ct93895185996448" text:id="ct93895185996448">
          <text:insertion>
            <office:change-info>
              <dc:creator>Ray Lischner</dc:creator>
              <dc:date>2020-04-04T01:16:13</dc:date>
            </office:change-info>
          </text:insertion>
        </text:changed-region>
        <text:changed-region xml:id="ct93895185996768" text:id="ct93895185996768">
          <text:deletion>
            <office:change-info>
              <dc:creator>Ray Lischner</dc:creator>
              <dc:date>2020-04-04T01:16:20</dc:date>
            </office:change-info>
            <text:p text:style-name="Code"><text:span text:style-name="T10"><text:s/>9</text:span></text:p>
          </text:deletion>
        </text:changed-region>
        <text:changed-region xml:id="ct93895185997008" text:id="ct93895185997008">
          <text:deletion>
            <office:change-info>
              <dc:creator>Ray Lischner</dc:creator>
              <dc:date>2020-04-04T01:16:12</dc:date>
            </office:change-info>
            <text:p text:style-name="Code">int x; </text:p>
          </text:deletion>
        </text:changed-region>
        <text:changed-region xml:id="ct93895274473120" text:id="ct93895274473120">
          <text:insertion>
            <office:change-info>
              <dc:creator>Ray Lischner</dc:creator>
              <dc:date>2020-04-04T01:16:24</dc:date>
            </office:change-info>
          </text:insertion>
        </text:changed-region>
        <text:changed-region xml:id="ct93895230953472" text:id="ct93895230953472">
          <text:deletion>
            <office:change-info>
              <dc:creator>Ray Lischner</dc:creator>
              <dc:date>2020-04-04T01:16:22</dc:date>
            </office:change-info>
            <text:p text:style-name="P9"><text:span text:style-name="T5">10</text:span></text:p>
          </text:deletion>
        </text:changed-region>
        <text:changed-region xml:id="ct93895261563616" text:id="ct93895261563616">
          <text:format-change>
            <office:change-info>
              <dc:creator>Ray Lischner</dc:creator>
              <dc:date>2020-04-04T01:16:50</dc:date>
            </office:change-info>
          </text:format-change>
        </text:changed-region>
        <text:changed-region xml:id="ct93895288436752" text:id="ct93895288436752">
          <text:deletion>
            <office:change-info>
              <dc:creator>Ray Lischner</dc:creator>
              <dc:date>2020-04-04T01:16:25</dc:date>
            </office:change-info>
            <text:p text:style-name="Code">1</text:p>
          </text:deletion>
        </text:changed-region>
        <text:changed-region xml:id="ct93895213722224" text:id="ct93895213722224">
          <text:insertion>
            <office:change-info>
              <dc:creator>Ray Lischner</dc:creator>
              <dc:date>2020-04-04T01:16:26</dc:date>
            </office:change-info>
          </text:insertion>
        </text:changed-region>
        <text:changed-region xml:id="ct93895194521952" text:id="ct93895194521952">
          <text:insertion>
            <office:change-info>
              <dc:creator>Ray Lischner</dc:creator>
              <dc:date>2020-04-04T01:16:27</dc:date>
            </office:change-info>
          </text:insertion>
        </text:changed-region>
        <text:changed-region xml:id="ct93895188886592" text:id="ct93895188886592">
          <text:deletion>
            <office:change-info>
              <dc:creator>Ray Lischner</dc:creator>
              <dc:date>2020-04-04T01:16:27</dc:date>
            </office:change-info>
            <text:p text:style-name="Code"><text:span text:style-name="T10">2</text:span></text:p>
          </text:deletion>
        </text:changed-region>
        <text:changed-region xml:id="ct93895196037120" text:id="ct93895196037120">
          <text:insertion>
            <office:change-info>
              <dc:creator>Ray Lischner</dc:creator>
              <dc:date>2020-04-04T01:16:29</dc:date>
            </office:change-info>
          </text:insertion>
        </text:changed-region>
        <text:changed-region xml:id="ct93895226682864" text:id="ct93895226682864">
          <text:deletion>
            <office:change-info>
              <dc:creator>Ray Lischner</dc:creator>
              <dc:date>2020-04-04T01:16:30</dc:date>
            </office:change-info>
            <text:p text:style-name="Code"><text:span text:style-name="T10">3</text:span></text:p>
          </text:deletion>
        </text:changed-region>
        <text:changed-region xml:id="ct93895308485168" text:id="ct93895308485168">
          <text:insertion>
            <office:change-info>
              <dc:creator>Ray Lischner</dc:creator>
              <dc:date>2020-04-04T01:16:31</dc:date>
            </office:change-info>
          </text:insertion>
        </text:changed-region>
        <text:changed-region xml:id="ct93895212948480" text:id="ct93895212948480">
          <text:deletion>
            <office:change-info>
              <dc:creator>Ray Lischner</dc:creator>
              <dc:date>2020-04-04T01:16:31</dc:date>
            </office:change-info>
            <text:p text:style-name="Code"><text:span text:style-name="T10">4</text:span></text:p>
          </text:deletion>
        </text:changed-region>
        <text:changed-region xml:id="ct93895208483568" text:id="ct93895208483568">
          <text:deletion>
            <office:change-info>
              <dc:creator>Ray Lischner</dc:creator>
              <dc:date>2020-04-27T11:15:38</dc:date>
            </office:change-info>
            <text:p text:style-name="Code">#</text:p>
          </text:deletion>
        </text:changed-region>
        <text:changed-region xml:id="ct93895189827680" text:id="ct93895189827680">
          <text:insertion>
            <office:change-info>
              <dc:creator>Ray Lischner</dc:creator>
              <dc:date>2020-04-27T11:15:39</dc:date>
            </office:change-info>
          </text:insertion>
        </text:changed-region>
        <text:changed-region xml:id="ct93895278271744" text:id="ct93895278271744">
          <text:deletion>
            <office:change-info>
              <dc:creator>Ray Lischner</dc:creator>
              <dc:date>2020-04-27T11:15:44</dc:date>
            </office:change-info>
            <text:p text:style-name="Code"><text:span text:style-name="T12">nclude</text:span></text:p>
          </text:deletion>
        </text:changed-region>
        <text:changed-region xml:id="ct93895278271984" text:id="ct93895278271984">
          <text:insertion>
            <office:change-info>
              <dc:creator>Ray Lischner</dc:creator>
              <dc:date>2020-04-27T11:15:41</dc:date>
            </office:change-info>
          </text:insertion>
        </text:changed-region>
        <text:changed-region xml:id="ct93895189886208" text:id="ct93895189886208">
          <text:insertion>
            <office:change-info>
              <dc:creator>Ray Lischner</dc:creator>
              <dc:date>2020-04-04T01:17:07</dc:date>
            </office:change-info>
          </text:insertion>
        </text:changed-region>
        <text:changed-region xml:id="ct93895189887088" text:id="ct93895189887088">
          <text:insertion>
            <office:change-info>
              <dc:creator>Ray Lischner</dc:creator>
              <dc:date>2020-04-04T01:17:12</dc:date>
            </office:change-info>
          </text:insertion>
        </text:changed-region>
        <text:changed-region xml:id="ct93895209151488" text:id="ct93895209151488">
          <text:deletion>
            <office:change-info>
              <dc:creator>Ray Lischner</dc:creator>
              <dc:date>2020-04-04T01:17:12</dc:date>
            </office:change-info>
            <text:p text:style-name="Code"><text:span text:style-name="T10">1</text:span></text:p>
          </text:deletion>
        </text:changed-region>
        <text:changed-region xml:id="ct93895209151808" text:id="ct93895209151808">
          <text:deletion>
            <office:change-info>
              <dc:creator>Ray Lischner</dc:creator>
              <dc:date>2020-04-04T01:17:05</dc:date>
            </office:change-info>
            <text:p text:style-name="Code">int x; </text:p>
          </text:deletion>
        </text:changed-region>
        <text:changed-region xml:id="ct93895209152928" text:id="ct93895209152928">
          <text:insertion>
            <office:change-info>
              <dc:creator>Ray Lischner</dc:creator>
              <dc:date>2020-04-04T01:17:13</dc:date>
            </office:change-info>
          </text:insertion>
        </text:changed-region>
        <text:changed-region xml:id="ct93895209153248" text:id="ct93895209153248">
          <text:deletion>
            <office:change-info>
              <dc:creator>Ray Lischner</dc:creator>
              <dc:date>2020-04-04T01:17:13</dc:date>
            </office:change-info>
            <text:p text:style-name="Code"><text:span text:style-name="T10">2</text:span></text:p>
          </text:deletion>
        </text:changed-region>
        <text:changed-region xml:id="ct93895241152960" text:id="ct93895241152960">
          <text:insertion>
            <office:change-info>
              <dc:creator>Ray Lischner</dc:creator>
              <dc:date>2020-04-04T01:17:15</dc:date>
            </office:change-info>
          </text:insertion>
        </text:changed-region>
        <text:changed-region xml:id="ct93895241153280" text:id="ct93895241153280">
          <text:deletion>
            <office:change-info>
              <dc:creator>Ray Lischner</dc:creator>
              <dc:date>2020-04-04T01:17:15</dc:date>
            </office:change-info>
            <text:p text:style-name="Code"><text:span text:style-name="T10">3</text:span></text:p>
          </text:deletion>
        </text:changed-region>
        <text:changed-region xml:id="ct93895241154400" text:id="ct93895241154400">
          <text:insertion>
            <office:change-info>
              <dc:creator>Ray Lischner</dc:creator>
              <dc:date>2020-04-04T01:17:16</dc:date>
            </office:change-info>
          </text:insertion>
        </text:changed-region>
        <text:changed-region xml:id="ct93895241154720" text:id="ct93895241154720">
          <text:deletion>
            <office:change-info>
              <dc:creator>Ray Lischner</dc:creator>
              <dc:date>2020-04-04T01:17:17</dc:date>
            </office:change-info>
            <text:p text:style-name="Code"><text:span text:style-name="T10">4</text:span></text:p>
          </text:deletion>
        </text:changed-region>
        <text:changed-region xml:id="ct93895222409184" text:id="ct93895222409184">
          <text:insertion>
            <office:change-info>
              <dc:creator>Ray Lischner</dc:creator>
              <dc:date>2020-04-04T01:17:18</dc:date>
            </office:change-info>
          </text:insertion>
        </text:changed-region>
        <text:changed-region xml:id="ct93895222409504" text:id="ct93895222409504">
          <text:deletion>
            <office:change-info>
              <dc:creator>Ray Lischner</dc:creator>
              <dc:date>2020-04-04T01:17:18</dc:date>
            </office:change-info>
            <text:p text:style-name="Code"><text:span text:style-name="T10">5</text:span></text:p>
          </text:deletion>
        </text:changed-region>
        <text:changed-region xml:id="ct93895222410544" text:id="ct93895222410544">
          <text:insertion>
            <office:change-info>
              <dc:creator>Ray Lischner</dc:creator>
              <dc:date>2020-04-04T01:17:20</dc:date>
            </office:change-info>
          </text:insertion>
        </text:changed-region>
        <text:changed-region xml:id="ct93895209153840" text:id="ct93895209153840">
          <text:deletion>
            <office:change-info>
              <dc:creator>Ray Lischner</dc:creator>
              <dc:date>2020-04-04T01:17:20</dc:date>
            </office:change-info>
            <text:p text:style-name="Code"><text:span text:style-name="T10">6</text:span></text:p>
          </text:deletion>
        </text:changed-region>
        <text:changed-region xml:id="ct93895295205152" text:id="ct93895295205152">
          <text:insertion>
            <office:change-info>
              <dc:creator>Ray Lischner</dc:creator>
              <dc:date>2020-04-04T01:17:21</dc:date>
            </office:change-info>
          </text:insertion>
        </text:changed-region>
        <text:changed-region xml:id="ct93895295205472" text:id="ct93895295205472">
          <text:deletion>
            <office:change-info>
              <dc:creator>Ray Lischner</dc:creator>
              <dc:date>2020-04-04T01:17:21</dc:date>
            </office:change-info>
            <text:p text:style-name="Code"><text:span text:style-name="T10">7</text:span></text:p>
          </text:deletion>
        </text:changed-region>
        <text:changed-region xml:id="ct93895295206512" text:id="ct93895295206512">
          <text:insertion>
            <office:change-info>
              <dc:creator>Ray Lischner</dc:creator>
              <dc:date>2020-04-04T01:17:22</dc:date>
            </office:change-info>
          </text:insertion>
        </text:changed-region>
        <text:changed-region xml:id="ct93895187018128" text:id="ct93895187018128">
          <text:deletion>
            <office:change-info>
              <dc:creator>Ray Lischner</dc:creator>
              <dc:date>2020-04-04T01:17:22</dc:date>
            </office:change-info>
            <text:p text:style-name="Code"><text:span text:style-name="T10">8</text:span></text:p>
          </text:deletion>
        </text:changed-region>
        <text:changed-region xml:id="ct93895187019168" text:id="ct93895187019168">
          <text:insertion>
            <office:change-info>
              <dc:creator>Ray Lischner</dc:creator>
              <dc:date>2020-04-04T01:17:25</dc:date>
            </office:change-info>
          </text:insertion>
        </text:changed-region>
        <text:changed-region xml:id="ct93895187019488" text:id="ct93895187019488">
          <text:deletion>
            <office:change-info>
              <dc:creator>Ray Lischner</dc:creator>
              <dc:date>2020-04-04T01:17:26</dc:date>
            </office:change-info>
            <text:p text:style-name="Code"><text:span text:style-name="T10">19</text:span></text:p>
          </text:deletion>
        </text:changed-region>
        <text:changed-region xml:id="ct93895115587872" text:id="ct93895115587872">
          <text:insertion>
            <office:change-info>
              <dc:creator>Ray Lischner</dc:creator>
              <dc:date>2020-04-04T01:17:28</dc:date>
            </office:change-info>
          </text:insertion>
        </text:changed-region>
        <text:changed-region xml:id="ct93895115588192" text:id="ct93895115588192">
          <text:deletion>
            <office:change-info>
              <dc:creator>Ray Lischner</dc:creator>
              <dc:date>2020-04-04T01:17:28</dc:date>
            </office:change-info>
            <text:p text:style-name="Code"><text:span text:style-name="T10">0</text:span></text:p>
          </text:deletion>
        </text:changed-region>
        <text:changed-region xml:id="ct93895115589232" text:id="ct93895115589232">
          <text:insertion>
            <office:change-info>
              <dc:creator>Ray Lischner</dc:creator>
              <dc:date>2020-04-04T01:17:29</dc:date>
            </office:change-info>
          </text:insertion>
        </text:changed-region>
        <text:changed-region xml:id="ct93895115589552" text:id="ct93895115589552">
          <text:deletion>
            <office:change-info>
              <dc:creator>Ray Lischner</dc:creator>
              <dc:date>2020-04-04T01:17:29</dc:date>
            </office:change-info>
            <text:p text:style-name="Code"><text:span text:style-name="T10">1</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change-start text:change-id="ct93895208812624"/>E X P L O R A T I O N <text:s/><text:span text:style-name="T14">3</text:span></text:p>
      <text:p text:style-name="P19"/>
      <text:p text:style-name="P16"></text:p>
      <text:p text:style-name="P17"><text:change-end text:change-id="ct93895208812624"/><office:annotation office:name="__Annotation__2093_507632845" loext:resolved="false"><dc:creator>Michael Thomas</dc:creator><dc:date>2019-11-04T10:20:40.920000000</dc:date><text:p text:style-name="P20"><text:span text:style-name="T15">Good clean chapter. <text:s/>The document is easy to read and understand.</text:span></text:p>
<text:p text:style-name="P20"><text:span text:style-name="T15"/></text:p>
<text:p text:style-name="P20"><text:span text:style-name="T15">I am running Windows 10 and Visual Studio 2019 16.4.0 Preview 3</text:span></text:p>
<text:p text:style-name="P20"><text:span text:style-name="T15"/></text:p>
<text:p text:style-name="P20"><text:span text:style-name="T15">All links in the chapter work.</text:span></text:p>
</office:annotation>Integer Expressions<office:annotation-end office:name="__Annotation__2093_507632845"/></text:p>
      <text:p text:style-name="Body_20_Text_20_First">In Exploration 2, you examined a<text:span text:style-name="T2"> </text:span>program that defined a<text:span text:style-name="T2"> </text:span>few variables and performed some simple operations on them. This Exploration introduces the basic arithmetic operators. Read Listing<text:span text:style-name="T2"> </text:span>3-1<text:span text:style-name="T2">,</text:span> then answer the questions that follow it.</text:p>
      <text:p text:style-name="Code_20_Caption"><text:span text:style-name="T6">Listing 3-1.</text:span><text:span text:style-name="T7"> Integer Arithmetic</text:span></text:p>
      <text:p text:style-name="Code"><text:s/>1 /// Read the program and determine what the program does.</text:p>
      <text:p text:style-name="Code"><text:s/>2 </text:p>
      <text:p text:style-name="Code"><text:s/>3 <text:change text:change-id="ct93895275740368"/><office:annotation office:name="__Annotation__541_675500311" loext:resolved="false"><dc:creator>Michael Thomas</dc:creator><dc:date>2019-11-04T11:51:07.640000000</dc:date><text:p text:style-name="P21"><text:span text:style-name="T16">Another example of some code listings having line numbers and some code listings not having line numbers.</text:span></text:p>
</office:annotation>i<text:change text:change-id="ct93895259356576"/><text:change-start text:change-id="ct93895115466752"/><text:span text:style-name="T11">mport</text:span><text:change-end text:change-id="ct93895115466752"/> &lt;iostream&gt;<office:annotation-end office:name="__Annotation__541_675500311"/><text:change-start text:change-id="ct93895296641968"/><office:annotation><dc:creator>Ray Lischner</dc:creator><dc:date>2020-04-04T01:17:47.357929407</dc:date><loext:sender-initials>RL</loext:sender-initials><text:p text:style-name="P21"><text:span text:style-name="T17">Reply to Michael Thomas (11/04/2019, 11:51): "..."</text:span></text:p>
<text:p><text:span text:style-name="T18">Lines numbers are included only when the text must refer to specific lines of the code listing. I use them the most early in the book. Later, I can refer simply to “the if statement,” etc.</text:span></text:p>
</office:annotation><text:change-end text:change-id="ct93895296641968"/><text:change-start text:change-id="ct93895279492640"/>;<text:change-end text:change-id="ct93895279492640"/></text:p>
      <text:p text:style-name="Code"><text:s/>4 </text:p>
      <text:p text:style-name="Code"><text:s/>5 int main()</text:p>
      <text:p text:style-name="Code"><text:s/>6 {</text:p>
      <text:p text:style-name="Code"><text:s/>7 <text:s text:c="4"/>int sum{0};</text:p>
      <text:p text:style-name="Code"><text:s/>8 <text:s text:c="4"/>int count{};</text:p>
      <text:p text:style-name="P8"><text:s/>9 <text:s text:c="2"/><text:change-start text:change-id="ct93895235956736"/></text:p>
      <text:p text:style-name="P7">10 <text:s text:c="4"/>int x;<text:change-end text:change-id="ct93895235956736"/></text:p>
      <text:p text:style-name="Code">1<text:change-start text:change-id="ct93895283602128"/><text:span text:style-name="T10">1</text:span><text:change-end text:change-id="ct93895283602128"/><text:change text:change-id="ct93895296057520"/> <text:s text:c="4"/><office:annotation office:name="__Annotation__547_675500311" loext:resolved="false"><dc:creator>Michael Thomas</dc:creator><dc:date>2019-11-04T11:56:07.950000000</dc:date><text:p text:style-name="P21"><text:span text:style-name="T16">This line generates an error.</text:span></text:p>
<text:p text:style-name="P21"><text:span text:style-name="T16"/></text:p>
<text:p text:style-name="P21"><text:span text:style-name="T16">Visual Studio must not have implemented this feature of C++20 yet.</text:span></text:p>
<text:p text:style-name="P21"><text:span text:style-name="T16"/></text:p>
<text:p text:style-name="P20"><text:span text:style-name="T16">Error (active)</text:span></text:p>
<text:p text:style-name="P20"><text:span text:style-name="T16">E2841</text:span></text:p>
<text:p text:style-name="P20"><text:span text:style-name="T16">a condition declaration must include an initializer</text:span></text:p>
<text:p text:style-name="P20"><text:span text:style-name="T16"/></text:p>
</office:annotation>while (<text:change text:change-id="ct93895326598144"/>std::cin &gt;&gt; x)<office:annotation-end office:name="__Annotation__547_675500311"/></text:p>
      <text:p text:style-name="Code">1<text:change-start text:change-id="ct93895303354368"/><text:span text:style-name="T10">2</text:span><text:change-end text:change-id="ct93895303354368"/><text:change text:change-id="ct93895246766256"/> <text:s text:c="4"/>{</text:p>
      <text:p text:style-name="Code">1<text:change-start text:change-id="ct93895281189328"/><text:span text:style-name="T10">3</text:span><text:change-end text:change-id="ct93895281189328"/><text:change text:change-id="ct93895220771728"/> <text:s text:c="8"/>sum = sum + x;</text:p>
      <text:p text:style-name="Code">1<text:change-start text:change-id="ct93895288154784"/><text:span text:style-name="T10">4</text:span><text:change-end text:change-id="ct93895288154784"/><text:change text:change-id="ct93895288274464"/> <text:s text:c="8"/>count = count + 1;</text:p>
      <text:p text:style-name="Code">1<text:change-start text:change-id="ct93895306441728"/><text:span text:style-name="T10">5</text:span><text:change-end text:change-id="ct93895306441728"/><text:change text:change-id="ct93895208394256"/> <text:s text:c="4"/>}</text:p>
      <text:p text:style-name="Code">1<text:change-start text:change-id="ct93895213721984"/><text:span text:style-name="T10">6</text:span><text:change-end text:change-id="ct93895213721984"/><text:change text:change-id="ct93895193484816"/> </text:p>
      <text:p text:style-name="Code">1<text:change-start text:change-id="ct93895240327600"/><text:span text:style-name="T10">7</text:span><text:change-end text:change-id="ct93895240327600"/><text:change text:change-id="ct93895262403584"/> <text:s text:c="4"/>std::cout &lt;&lt; "average = " &lt;&lt; sum / count &lt;&lt; '\n';</text:p>
      <text:p text:style-name="Code">1<text:change-start text:change-id="ct93895283601840"/><text:span text:style-name="T10">8</text:span><text:change-end text:change-id="ct93895283601840"/><text:change text:change-id="ct93895272871824"/> }</text:p>
      <text:p text:style-name="P5">What does the program in Listing 3-1 do?</text:p>
      <text:p text:style-name="Unnumbered_20_List">_____________________________________________________________</text:p>
      <text:p text:style-name="Unnumbered_20_List">_____________________________________________________________</text:p>
      <text:p text:style-name="P5">Test the program with the following input:</text:p>
      <text:p text:style-name="Code"><text:hidden-text text:condition="ooow:" text:string-value=".txt" text:is-hidden="true"/>10 <text:s text:c="2"/>50 <text:s text:c="2"/>20 <text:s text:c="2"/>40 <text:s text:c="2"/>30</text:p>
      <text:p text:style-name="Text_20_body"><text:soft-page-break/>Lines 7 and 8 initialize the variables <text:span text:style-name="Code_20_Inline">sum</text:span> and <text:span text:style-name="Code_20_Inline">count</text:span> to zero. You can enter any integer value in the curly braces to initialize a variable (line 7); the value does not have to be constant. You can even leave the curly braces empty to initialize the variable to a suitable default value (e.g., <text:span text:style-name="Code_20_Inline">false</text:span> for <text:span text:style-name="Code_20_Inline">bool</text:span>, 0 for <text:span text:style-name="Code_20_Inline">int</text:span>), as shown on line 8. Without any curly braces, the variable is not initialized, so the only action the program can do is to assign a new value to the variable, as shown on line 10. Ordinarily, it’s a bad idea not to initialize your variables, but in this case, <text:span text:style-name="Code_20_Inline">x</text:span> is safe, because line 1<text:change-start text:change-id="ct93895228205392"/><text:span text:style-name="T10">1</text:span><text:change-end text:change-id="ct93895228205392"/><text:change text:change-id="ct93895204999904"/> immediately stuffs a value into it by reading from the standard input.</text:p>
      <text:p text:style-name="SB_20_Body"><text:change text:change-id="ct93895300435104"/></text:p>
      <text:p text:style-name="Text_20_body">Lines 1<text:change-start text:change-id="ct93895264258016"/><text:span text:style-name="T10">3</text:span><text:change-end text:change-id="ct93895264258016"/><text:change text:change-id="ct93895263026176"/> and 1<text:change-start text:change-id="ct93895327329888"/><text:span text:style-name="T10">4</text:span><text:change-end text:change-id="ct93895327329888"/><text:change text:change-id="ct93895288274096"/> show examples of addition (<text:span text:style-name="Code_20_Inline">+</text:span>) and assignment (<text:span text:style-name="Code_20_Inline">=</text:span>). Addition follows the normal rules of computer arithmetic (we’ll worry about overflow later). Assignment works the way it does in any procedural language<text:alphabetical-index-mark text:string-value="procedural language" text:key1="Integer expressions"/>. </text:p>
      <text:p text:style-name="Text_20_body"><text:bookmark-start text:name="code"/>Thus, you can see that Listing 3-1 reads integers from the standard input, adds them up, and prints the average (mean) value, as computed by the division (<text:span text:style-name="Code_20_Inline">/</text:span>) operator<text:alphabetical-index-mark text:string-value="division (/) operator" text:key1="Integer expressions"/>. Or does it?</text:p>
      <text:p text:style-name="P5">What is wrong with Listing 3-1?</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ry running the program with no input—that is, press the end-of-file keystroke immediately after starting the program. Some operating systems have a “null” file that you can supply as the input stream. When a program reads from the null file, the input stream always sees an end-of-file condition. On UNIX-like operating systems, run the following command line:</text:p>
      <text:p text:style-name="Code"><text:hidden-text text:condition="ooow:" text:string-value=".txt" text:is-hidden="true"/>list0301 &lt; /dev/null</text:p>
      <text:p text:style-name="Text_20_body">On Windows, the null file is called <text:span text:style-name="Code_20_Inline">NUL</text:span>, so type</text:p>
      <text:p text:style-name="Text_20_body"/>
      <text:p text:style-name="P10"><text:hidden-text text:condition="ooow:" text:string-value=".txt" text:is-hidden="true"/>list0301 &lt; NUL</text:p>
      <text:p text:style-name="P5">What happens?</text:p>
      <text:p text:style-name="Unnumbered_20_List"><text:soft-page-break/>____________________________________________________________________</text:p>
      <text:p text:style-name="Text_20_body">C++ doesn’t like division by zero, does it? Each platform reacts differently. Most systems indicate an error condition one way or another. A few quietly give you garbage results. Either way, you don’t get anything meaningful.</text:p>
      <text:p text:style-name="Text_20_body">Fix the program by introducing an <text:span text:style-name="Code_20_Inline">if</text:span> statement. Don’t worry that the book hasn’t covered <text:span text:style-name="Code_20_Inline">if</text:span> statements yet. I’m confident you can figure out how to ensure this program avoids dividing by zero. <text:span text:style-name="T3">Write the corrected program below:</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Now try your new program. <text:span text:style-name="T3">Was your fix successful?</text:span></text:p>
      <text:p text:style-name="Unnumbered_20_List">_____________________________________________________________</text:p>
      <text:p text:style-name="Text_20_body"><text:bookmark-start text:name="code1"/><text:bookmark-end text:name="code"/>Compare your solution<text:alphabetical-index-mark text:string-value="solution comparison" text:key1="Integer expressions"/> with Listing 3-2.</text:p>
      <text:p text:style-name="Code_20_Caption"><text:span text:style-name="T6">Listing 3-2.</text:span><text:span text:style-name="T7"> Print Average, Testing for a Zero Count</text:span></text:p>
      <text:p text:style-name="Code"><text:s/>1 /// Read integers and print their average.</text:p>
      <text:p text:style-name="Code"><text:s/>2 /// Print nothing if the input is empty.</text:p>
      <text:p text:style-name="Code"><text:s/>3</text:p>
      <text:p text:style-name="Code"><text:s/>4 <text:change text:change-id="ct93895294395200"/>i<text:change-start text:change-id="ct93895237063008"/><text:span text:style-name="T12">mport</text:span><text:change-end text:change-id="ct93895237063008"/><text:change text:change-id="ct93895295225520"/> &lt;iostream&gt;<text:change-start text:change-id="ct93895295225840"/>;<text:change-end text:change-id="ct93895295225840"/></text:p>
      <text:p text:style-name="Code"><text:s/>5</text:p>
      <text:p text:style-name="Code"><text:s/>6 int main()</text:p>
      <text:p text:style-name="Code"><text:s/>7 {</text:p>
      <text:p text:style-name="Code"><text:s/>8 <text:s text:c="4"/>int sum{0};</text:p>
      <text:p text:style-name="Code"><text:s/>9 <text:s text:c="4"/>int count{};</text:p>
      <text:p text:style-name="Code">10 <text:s/><text:change-start text:change-id="ct93895198715840"/></text:p>
      <text:p text:style-name="P7">11 <text:s text:c="3"/>int x;<text:change-end text:change-id="ct93895198715840"/></text:p>
      <text:p text:style-name="Code">1<text:change-start text:change-id="ct93895263695680"/><text:span text:style-name="T10">2</text:span><text:change-end text:change-id="ct93895263695680"/><text:change text:change-id="ct93895276223136"/> <text:s text:c="3"/><office:annotation office:name="__Annotation__561_675500311" loext:resolved="false"><dc:creator>Michael Thomas</dc:creator><dc:date>2019-11-04T12:09:58.620000000</dc:date><text:p text:style-name="P21"><text:span text:style-name="T16">Same comment as previous listing.</text:span></text:p>
</office:annotation>while (<text:change text:change-id="ct93895240327888"/>std::cin &gt;&gt; x)<office:annotation-end office:name="__Annotation__561_675500311"/></text:p>
      <text:p text:style-name="Code">1<text:change-start text:change-id="ct93895261562832"/><text:span text:style-name="T10">3</text:span><text:change-end text:change-id="ct93895261562832"/><text:change text:change-id="ct93895237063376"/> <text:s text:c="3"/>{</text:p>
      <text:p text:style-name="Code">1<text:change-start text:change-id="ct93895190309888"/><text:span text:style-name="T10">4</text:span><text:change-end text:change-id="ct93895190309888"/><text:change text:change-id="ct93895193819456"/> <text:s text:c="7"/>sum = sum + x;</text:p>
      <text:p text:style-name="Code">1<text:change-start text:change-id="ct93895300434816"/><text:span text:style-name="T10">5</text:span><text:change-end text:change-id="ct93895300434816"/><text:change text:change-id="ct93895219696640"/> <text:s text:c="7"/>count = count + 1;</text:p>
      <text:p text:style-name="Code">1<text:change-start text:change-id="ct93895230954272"/><text:span text:style-name="T10">6</text:span><text:change-end text:change-id="ct93895230954272"/><text:change text:change-id="ct93895299374512"/> <text:s text:c="3"/>}</text:p>
      <text:p text:style-name="Code">1<text:change-start text:change-id="ct93895277377152"/><text:span text:style-name="T10">7</text:span><text:change-end text:change-id="ct93895277377152"/><text:change text:change-id="ct93895277377472"/> </text:p>
      <text:p text:style-name="Code">1<text:change-start text:change-id="ct93895283729920"/><text:span text:style-name="T10">8</text:span><text:change-end text:change-id="ct93895283729920"/><text:change text:change-id="ct93895283730240"/> <text:s text:c="3"/>if (count != 0)</text:p>
      <text:p text:style-name="Code">1<text:change-start text:change-id="ct93895277377712"/><text:span text:style-name="T10">9</text:span><text:change-end text:change-id="ct93895277377712"/><text:change text:change-id="ct93895190475488"/> <text:s text:c="7"/>std::cout &lt;&lt; "average = " &lt;&lt; sum / count &lt;&lt; '\n';</text:p>
      <text:p text:style-name="Code">2<text:change-start text:change-id="ct93895278557520"/><text:span text:style-name="T10">0</text:span><text:change-end text:change-id="ct93895278557520"/><text:change text:change-id="ct93895278557840"/> }</text:p>
      <text:p text:style-name="Text_20_body">Remember that <text:span text:style-name="Code_20_Inline">!=</text:span> is the C++ syntax for the ≠ operator. Thus <text:span text:style-name="Code_20_Inline">count</text:span> <text:span text:style-name="Code_20_Inline">!=</text:span> <text:span text:style-name="Code_20_Inline">0</text:span> is true when <text:span text:style-name="Code_20_Inline">count</text:span> is not zero, which means the program has read at least one number from its input.</text:p>
      <text:p text:style-name="Text_20_body"><text:soft-page-break/>Suppose you were to run the program with the following input:</text:p>
      <text:p text:style-name="P14"><text:hidden-text text:condition="ooow:" text:string-value=".txt" text:is-hidden="true"/>2 <text:s text:c="2"/>5 <text:s text:c="2"/>3</text:p>
      <text:p text:style-name="P5">What do you expect as the output?</text:p>
      <text:p text:style-name="Unnumbered_20_List">_____________________________________________________________</text:p>
      <text:p text:style-name="Text_20_body">Try it.<text:span text:style-name="T3"> What is the actual output?</text:span></text:p>
      <text:p text:style-name="Unnumbered_20_List">_____________________________________________________________</text:p>
      <text:p text:style-name="Text_20_body">Did you get what you expected? Some languages use different operators for integer division and floating-point division. C++ (like C) uses the same operator symbol and depends on the context to decide what kind of division to perform. If both operands are integers, the result is an integer.</text:p>
      <text:p text:style-name="P5">What do you expect if the input is</text:p>
      <text:p text:style-name="P13"><text:hidden-text text:condition="ooow:" text:string-value=".txt" text:is-hidden="true"/>2 <text:s text:c="2"/>5 <text:s text:c="2"/>4</text:p>
      <text:p text:style-name="Unnumbered_20_List">_____________________________________________________________</text:p>
      <text:p text:style-name="Text_20_body">Try it.<text:span text:style-name="T3"> What is the actual output?</text:span></text:p>
      <text:p text:style-name="Unnumbered_20_List">_____________________________________________________________</text:p>
      <text:p text:style-name="Text_20_body">Integer division truncates the result toward zero, so the C++ expression <text:span text:style-name="Code_20_Inline">5</text:span> <text:span text:style-name="Code_20_Inline">/</text:span> <text:span text:style-name="Code_20_Inline">3</text:span> equals <text:span text:style-name="Code_20_Inline">4</text:span> <text:span text:style-name="Code_20_Inline">/</text:span> <text:span text:style-name="Code_20_Inline">3</text:span> equals <text:span text:style-name="Code_20_Inline">1</text:span>.</text:p>
      <text:p text:style-name="Text_20_body"/>
      <text:p text:style-name="Text_20_body">The other arithmetic operators are <text:span text:style-name="T8">- </text:span>for subtraction, <text:span text:style-name="Code_20_Inline">*</text:span> for multiplication, and <text:span text:style-name="Code_20_Inline">%</text:span> for remainder. C++ does not have an operator for exponentiation.</text:p>
      <text:p text:style-name="Text_20_body"><text:bookmark-end text:name="code1"/></text:p>
      <text:p text:style-name="Text_20_body"><text:bookmark-start text:name="code2"/>Listing 3-3 asks for integers<text:alphabetical-index-mark text:string-value="even/odd integers" text:key1="Integer expressions"/> from the user and tells the user whether the number is even or odd. (Don’t worry about how input works in detail; Exploration 5 will cover that.) <text:span text:style-name="T3">Complete line 11.</text:span></text:p>
      <text:p text:style-name="P6"/>
      <text:p text:style-name="P11"><text:span text:style-name="T6"><text:hidden-text text:condition="ooow:" text:string-value=".cxx" text:is-hidden="true"/></text:span><text:span text:style-name="T6">Listing 3-3.</text:span><text:span text:style-name="T7"> Testing for Even or Odd Integers</text:span></text:p>
      <text:p text:style-name="Code"><text:s/>1 /// Read integers and print a message that tells the user</text:p>
      <text:p text:style-name="Code"><text:s/>2 /// whether the number is even or odd.</text:p>
      <text:p text:style-name="Code"><text:s/>3 </text:p>
      <text:p text:style-name="Code"><text:s/>4 <text:change text:change-id="ct93895204280784"/>i<text:change-start text:change-id="ct93895204281024"/><text:span text:style-name="T12">mport</text:span><text:change-end text:change-id="ct93895204281024"/><text:change text:change-id="ct93895130525712"/> &lt;iostream&gt;<text:change-start text:change-id="ct93895270042352"/>;<text:change-end text:change-id="ct93895270042352"/></text:p>
      <text:p text:style-name="Code"><text:s/>5 </text:p>
      <text:p text:style-name="Code"><text:s/>6 int main()</text:p>
      <text:p text:style-name="Code"><text:s/>7 {</text:p>
      <text:p text:style-name="Code"><text:s/>8 <text:s/><text:change-start text:change-id="ct93895222211600"/></text:p>
      <text:p text:style-name="P8"><text:soft-page-break/><text:s/><text:span text:style-name="T10">9 <text:s text:c="4"/>int x;</text:span></text:p>
      <text:p text:style-name="Code"><text:span text:style-name="T10">10</text:span><text:change-end text:change-id="ct93895222211600"/><text:change text:change-id="ct93895222211920"/> <text:s text:c="4"/><office:annotation office:name="__Annotation__571_675500311" loext:resolved="false"><dc:creator>Michael Thomas</dc:creator><dc:date>2019-11-04T12:13:00.160000000</dc:date><text:p text:style-name="P21"><text:span text:style-name="T16">Same comment as previous listing.</text:span></text:p>
</office:annotation>while (<text:change text:change-id="ct93895229393024"/>std::cin &gt;&gt; x)<office:annotation-end office:name="__Annotation__571_675500311"/></text:p>
      <text:p text:style-name="Code">1<text:change-start text:change-id="ct93895232171152"/><text:span text:style-name="T10">1</text:span><text:change-end text:change-id="ct93895232171152"/><text:change text:change-id="ct93895204280000"/> <text:s text:c="8"/>if ( <text:s text:c="18"/>) <text:s text:c="10"/>// <text:span text:style-name="T8">Fill in the condition.</text:span></text:p>
      <text:p text:style-name="Code">1<text:change-start text:change-id="ct93895229133200"/><text:span text:style-name="T10">2</text:span><text:change-end text:change-id="ct93895229133200"/><text:change text:change-id="ct93895229133520"/> <text:s text:c="12"/>std::cout &lt;&lt; x &lt;&lt; " is odd.\n";</text:p>
      <text:p text:style-name="Code">1<text:change-start text:change-id="ct93895229134272"/><text:span text:style-name="T10">3</text:span><text:change-end text:change-id="ct93895229134272"/><text:change text:change-id="ct93895229134592"/> <text:s text:c="8"/>else</text:p>
      <text:p text:style-name="Code">1<text:change-start text:change-id="ct93895189364224"/><text:span text:style-name="T10">4</text:span><text:change-end text:change-id="ct93895189364224"/><text:change text:change-id="ct93895189364544"/> <text:s text:c="12"/>std::cout &lt;&lt; x &lt;&lt; " is even.\n";</text:p>
      <text:p text:style-name="Code">1<text:change-start text:change-id="ct93895189365296"/><text:span text:style-name="T10">5</text:span><text:change-end text:change-id="ct93895189365296"/><text:change text:change-id="ct93895217969648"/> }</text:p>
      <text:p text:style-name="Text_20_body">Test your program. <text:span text:style-name="T3">Did you get it right?</text:span></text:p>
      <text:p text:style-name="Unnumbered_20_List">_____________________________________________________________</text:p>
      <text:p text:style-name="Text_20_body">I hope you used a line that looks something like this:</text:p>
      <text:p text:style-name="Code_20_Single"><text:s text:c="8"/>if (x % 2 != 0)</text:p>
      <text:p text:style-name="Text_20_body">In other words, a number is odd if it has a non-zero remainder after dividing it by 2.</text:p>
      <text:p text:style-name="Text_20_body">You know that <text:span text:style-name="Code_20_Inline">!=</text:span> compares for inequality. How do you think you should write an equality comparison? Try reversing the order of the odd and even messages, as shown in Listing 3-4. <text:span text:style-name="T3">Complete the condition on line 10.</text:span></text:p>
      <text:p text:style-name="P6"/>
      <text:p text:style-name="P12"><text:span text:style-name="T6"><text:hidden-text text:condition="ooow:" text:string-value=".cxx" text:is-hidden="true"/></text:span><text:span text:style-name="T6">Listing 3-4.</text:span><text:span text:style-name="T7"> Testing for Even or Odd Integers</text:span></text:p>
      <text:p text:style-name="Code"><text:s/>1 /// Read integers and print a message that tells the user</text:p>
      <text:p text:style-name="Code"><text:s/>2 /// whether the number is even or odd.</text:p>
      <text:p text:style-name="Code"><text:s/>3 </text:p>
      <text:p text:style-name="Code"><text:s/>4 <text:change text:change-id="ct93895189910416"/>i<text:change-start text:change-id="ct93895299219552"/><text:span text:style-name="T12">mport</text:span><text:change-end text:change-id="ct93895299219552"/><text:change text:change-id="ct93895299218912"/> &lt;iostream&gt;<text:change-start text:change-id="ct93895208332416"/>;<text:change-end text:change-id="ct93895208332416"/></text:p>
      <text:p text:style-name="Code"><text:s/>5 </text:p>
      <text:p text:style-name="Code"><text:s/>6 int main()</text:p>
      <text:p text:style-name="Code"><text:s/>7 {</text:p>
      <text:p text:style-name="Code"><text:s/>8 <text:s/><text:change-start text:change-id="ct93895185996448"/></text:p>
      <text:p text:style-name="P8"><text:s/><text:span text:style-name="T10">9 <text:s text:c="4"/>int x;</text:span></text:p>
      <text:p text:style-name="Code"><text:span text:style-name="T10">10</text:span><text:change-end text:change-id="ct93895185996448"/><text:change text:change-id="ct93895185996768"/> <text:s text:c="4"/><office:annotation office:name="__Annotation__572_675500311" loext:resolved="false"><dc:creator>Michael Thomas</dc:creator><dc:date>2019-11-04T12:13:20.570000000</dc:date><text:p text:style-name="P21"><text:span text:style-name="T16">Same comment as previous listing.</text:span></text:p>
<text:p text:style-name="P21"><text:span text:style-name="T16"/></text:p>
<text:p text:style-name="P21"><text:span text:style-name="T16">I will stop noting this specific issue in future code listings.</text:span></text:p>
</office:annotation>while (<text:change text:change-id="ct93895185997008"/>std::cin &gt;&gt; x)<office:annotation-end office:name="__Annotation__572_675500311"/></text:p>
      <text:p text:style-name="P9"><text:change-start text:change-id="ct93895274473120"/><text:span text:style-name="T5">11</text:span><text:change-end text:change-id="ct93895274473120"/><text:change text:change-id="ct93895230953472"/><text:change-start text:change-id="ct93895261563616"/> <text:s text:c="8"/>if ( <text:s text:c="18"/>) <text:s text:c="10"/>// <text:span text:style-name="T4">Fill in the condition.</text:span><text:change-end text:change-id="ct93895261563616"/></text:p>
      <text:p text:style-name="Code">1<text:change text:change-id="ct93895288436752"/><text:change-start text:change-id="ct93895213722224"/><text:span text:style-name="T10">2</text:span><text:change-end text:change-id="ct93895213722224"/> <text:s text:c="12"/>std::cout &lt;&lt; x &lt;&lt; " is even.\n";</text:p>
      <text:p text:style-name="Code">1<text:change-start text:change-id="ct93895194521952"/><text:span text:style-name="T10">3</text:span><text:change-end text:change-id="ct93895194521952"/><text:change text:change-id="ct93895188886592"/> <text:s text:c="8"/>else</text:p>
      <text:p text:style-name="Code">1<text:change-start text:change-id="ct93895196037120"/><text:span text:style-name="T10">4</text:span><text:change-end text:change-id="ct93895196037120"/><text:change text:change-id="ct93895226682864"/> <text:s text:c="12"/>std::cout &lt;&lt; x &lt;&lt; " is odd.\n";</text:p>
      <text:p text:style-name="Code">1<text:change-start text:change-id="ct93895308485168"/><text:span text:style-name="T10">5</text:span><text:change-end text:change-id="ct93895308485168"/><text:change text:change-id="ct93895212948480"/> }</text:p>
      <text:p text:style-name="Text_20_body">To test for equality, use two equal signs (<text:span text:style-name="Code_20_Inline">==</text:span>). In this case:</text:p>
      <text:p text:style-name="Code_20_Single"><text:s text:c="8"/>if (x % 2 == 0)</text:p>
      <text:p text:style-name="Text_20_body">A common mistake that new C++ programmers make, especially those who are accustomed to SQL and similar languages, is to use a single equal sign for comparison. In this case, the compiler usually alerts you to the mistake. Go ahead and try it, to see what the compiler does. <text:span text:style-name="T3">What message does the compiler issue when you use a single equal sign in line 10?</text:span></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A single equal sign is the assignment operator. Thus, the C++ compiler thinks you are trying to assign the value 0 to the expression <text:span text:style-name="Code_20_Inline">x</text:span> <text:span text:style-name="Code_20_Inline">%</text:span> <text:span text:style-name="Code_20_Inline">2</text:span>, which is nonsense, and the compiler rightly tells you so.</text:p>
      <text:p text:style-name="Text_20_body"><text:bookmark-end text:name="code2"/></text:p>
      <text:p text:style-name="Text_20_body"><text:bookmark-start text:name="code3"/>What if you want to test whether <text:span text:style-name="Code_20_Inline">x</text:span> is zero<text:alphabetical-index-mark text:string-value="zero count" text:key1="Integer expressions"/>? <text:span text:style-name="T3">Modify Listing 3-1 to print a message when </text:span><text:span text:style-name="Code_20_Inline"><text:span text:style-name="T3">count</text:span></text:span><text:span text:style-name="T3"> is zero.</text:span><text:span text:style-name="T9"> </text:span>Once you get the program right, it should look something like Listing 3-5.</text:p>
      <text:p text:style-name="Code_20_Caption"><text:span text:style-name="T6">Listing 3-5.</text:span><text:span text:style-name="T7"> Print Average, Testing for a Zero Count</text:span></text:p>
      <text:p text:style-name="Code"><text:s/>1 /// Read integers and print their average.</text:p>
      <text:p text:style-name="Code"><text:s/>2 /// Print nothing if the input is empty.</text:p>
      <text:p text:style-name="Code"><text:s/>3 </text:p>
      <text:p text:style-name="Code"><text:s/>4 <text:change text:change-id="ct93895208483568"/>i<text:change-start text:change-id="ct93895189827680"/><text:span text:style-name="T12">mport</text:span><text:change-end text:change-id="ct93895189827680"/><text:change text:change-id="ct93895278271744"/> &lt;iostream&gt;<text:change-start text:change-id="ct93895278271984"/>;<text:change-end text:change-id="ct93895278271984"/></text:p>
      <text:p text:style-name="Code"><text:s/>5 </text:p>
      <text:p text:style-name="Code"><text:s/>6 int main()</text:p>
      <text:p text:style-name="Code"><text:s/>7 {</text:p>
      <text:p text:style-name="Code"><text:s/>8 <text:s text:c="5"/>int sum{0};</text:p>
      <text:p text:style-name="Code"><text:s/>9 <text:s text:c="5"/>int count{};</text:p>
      <text:p text:style-name="Code">10 <text:s text:c="3"/><text:change-start text:change-id="ct93895189886208"/></text:p>
      <text:p text:style-name="P7">11 <text:s text:c="4"/>int x;<text:change-end text:change-id="ct93895189886208"/></text:p>
      <text:p text:style-name="Code">1<text:change-start text:change-id="ct93895189887088"/><text:span text:style-name="T10">2</text:span><text:change-end text:change-id="ct93895189887088"/><text:change text:change-id="ct93895209151488"/> <text:s text:c="4"/>while (<text:change text:change-id="ct93895209151808"/>std::cin &gt;&gt; x)</text:p>
      <text:p text:style-name="Code">1<text:change-start text:change-id="ct93895209152928"/><text:span text:style-name="T10">3</text:span><text:change-end text:change-id="ct93895209152928"/><text:change text:change-id="ct93895209153248"/> <text:s text:c="4"/>{</text:p>
      <text:p text:style-name="Code">1<text:change-start text:change-id="ct93895241152960"/><text:span text:style-name="T10">4</text:span><text:change-end text:change-id="ct93895241152960"/><text:change text:change-id="ct93895241153280"/> <text:s text:c="8"/>sum = sum + x;</text:p>
      <text:p text:style-name="Code">1<text:change-start text:change-id="ct93895241154400"/><text:span text:style-name="T10">5</text:span><text:change-end text:change-id="ct93895241154400"/><text:change text:change-id="ct93895241154720"/> <text:s text:c="8"/>count = count + 1;</text:p>
      <text:p text:style-name="Code">1<text:change-start text:change-id="ct93895222409184"/><text:span text:style-name="T10">6</text:span><text:change-end text:change-id="ct93895222409184"/><text:change text:change-id="ct93895222409504"/> <text:s text:c="4"/>}</text:p>
      <text:p text:style-name="Code">1<text:change-start text:change-id="ct93895222410544"/><text:span text:style-name="T10">7</text:span><text:change-end text:change-id="ct93895222410544"/><text:change text:change-id="ct93895209153840"/> </text:p>
      <text:p text:style-name="Code">1<text:change-start text:change-id="ct93895295205152"/><text:span text:style-name="T10">8</text:span><text:change-end text:change-id="ct93895295205152"/><text:change text:change-id="ct93895295205472"/> <text:s text:c="4"/>if (count == 0)</text:p>
      <text:p text:style-name="Code">1<text:change-start text:change-id="ct93895295206512"/><text:span text:style-name="T10">9</text:span><text:change-end text:change-id="ct93895295206512"/><text:change text:change-id="ct93895187018128"/> <text:s text:c="8"/>std::cout &lt;&lt; "No data.\n";</text:p>
      <text:p text:style-name="Code"><text:change-start text:change-id="ct93895187019168"/><text:span text:style-name="T10">20</text:span><text:change-end text:change-id="ct93895187019168"/><text:change text:change-id="ct93895187019488"/> <text:s text:c="4"/>else</text:p>
      <text:p text:style-name="Code">2<text:change-start text:change-id="ct93895115587872"/><text:span text:style-name="T10">1</text:span><text:change-end text:change-id="ct93895115587872"/><text:change text:change-id="ct93895115588192"/> <text:s text:c="8"/>std::cout &lt;&lt; "average = " &lt;&lt; sum / count &lt;&lt; '\n';</text:p>
      <text:p text:style-name="Code">2<text:change-start text:change-id="ct93895115589232"/><text:span text:style-name="T10">2</text:span><text:change-end text:change-id="ct93895115589232"/><text:change text:change-id="ct93895115589552"/> }</text:p>
      <text:p text:style-name="Text_20_body">Now modify Listing 3-5 to use a single equal sign on line 17. <text:span text:style-name="T3">What message does your compiler issue?</text:span></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Most modern compilers recognize this common error and issue a warning. Strictly speaking, the code is correct: the condition assigns zero to <text:span text:style-name="Code_20_Inline">count</text:span>. Recall that a condition of zero means false, so the program always prints <text:span text:style-name="Code_20_Inline">No</text:span> <text:span text:style-name="Code_20_Inline">data.</text:span>, regardless of how much data it actually reads.</text:p>
      <text:p text:style-name="Text_20_body">If your compiler does not issue a warning, read the compiler’s documentation. You might have to enable a switch to turn on extra warnings, such as “possible use of assignment instead of comparison” or “condition is always false.”</text:p>
      <text:p text:style-name="Text_20_body">As you can see, working with integers is easy and unsurprising. Text, however, is a little trickier, as you will see in the next Exploration.</text:p>
      <text:p text:style-name="Text_20_body"><text:bookmark-end text:name="code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Segoe UI" svg:font-family="'Segoe UI'" style:font-family-generic="swiss"/>
    <style:font-face style:name="Times1" svg:font-family="Times" style:font-family-generic="swiss"/>
    <style:font-face style:name="TheSansMonoConNormal1" svg:font-family="TheSansMonoConNormal" style:font-family-generic="swiss" style:font-pitch="fixed"/>
    <style:font-face style:name="Albany AMT" svg:font-family="'Albany AMT'" style:font-pitch="variable"/>
    <style:font-face style:name="TheSansMonoCondensed-Bold" svg:font-family="TheSansMonoCondensed-Bold, 'MS Mincho'" style:font-pitch="variable"/>
    <style:font-face style:name="Utopia" svg:font-family="Utopia" style:font-pitch="variable"/>
    <style:font-face style:name="Utopia-Bold" svg:font-family="Utopia-Bold, 'MS Mincho'" style:font-pitch="variable"/>
    <style:font-face style:name="ZapfDingbats1" svg:font-family="ZapfDingbats, 'Zapf Dingbats'" style:font-family-generic="decorative" style:font-pitch="variable"/>
    <style:font-face style:name="TheSansMonoCondensed-SemiLight" svg:font-family="TheSansMonoCondensed-SemiLight, 'MS PMincho'" style:font-family-generic="roman" style:font-pitch="variable"/>
    <style:font-face style:name="Times2"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HelveticaNeue Condensed" svg:font-family="'HelveticaNeue Condensed', 'Arial Unicode MS'" style:font-family-generic="swiss" style:font-pitch="variable"/>
    <style:font-face style:name="HelveticaNeue MediumCond" svg:font-family="'HelveticaNeue MediumCond'"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fo:font-size="12pt" fo:language="en" fo:country="US" style:letter-kerning="true" style:font-name-asian="Albany AMT" style:font-size-asian="12pt" style:language-asian="en" style:country-asian="US" style:font-name-complex="Albany AMT"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fo:font-size="14pt" style:font-name-asian="Albany AMT" style:font-family-asian="'Albany AMT'" style:font-pitch-asian="variable" style:font-size-asian="14pt" style:font-name-complex="Albany AMT" style:font-family-complex="'Albany AMT'" style:font-pitch-complex="variable" style:font-size-complex="14pt"/>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List" style:family="paragraph" style:parent-style-name="Text_20_body" style:class="list">
      <style:text-properties style:font-name="Times" fo:font-family="Times"/>
    </style:style>
    <style:style style:name="Caption" style:family="paragraph" style:parent-style-name="Standard" style:class="extra">
      <style:paragraph-properties fo:margin-top="0.0835in" fo:margin-bottom="0.0835in" loext:contextual-spacing="false" text:number-lines="false" text:line-number="0"/>
      <style:text-properties style:font-name="Times" fo:font-family="Tim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fo:font-family="Times"/>
    </style:style>
    <style:style style:name="Heading_20_1" style:display-name="Heading 1" style:family="paragraph" style:parent-style-name="Standard" style:next-style-name="Body_20_Text_20_First" style:class="text">
      <style:paragraph-properties fo:margin-top="0.25in" fo:margin-bottom="0.0835in" loext:contextual-spacing="false" fo:keep-with-next="always"/>
      <style:text-properties style:font-name="Arial" fo:font-family="Arial" style:font-family-generic="swiss" style:font-pitch="variable"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loext:contextual-spacing="false"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loext:contextual-spacing="false" fo:keep-with-next="always"/>
      <style:text-properties style:font-name="Arial Narrow" fo:font-family="'Arial Narrow'" style:font-family-generic="swiss" style:font-pitch="variable"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loext:contextual-spacing="false"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loext:contextual-spacing="false"/>
      <style:text-properties style:font-name="Arial Narrow" fo:font-family="'Arial Narrow'" style:font-family-generic="swiss" style:font-pitch="variable" fo:font-size="11pt" fo:font-weight="bold" style:font-size-asian="11pt"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style>
    <style:style style:name="Bullet" style:family="paragraph" style:parent-style-name="Standard">
      <style:paragraph-properties fo:margin-left="0.4in" fo:margin-right="0in" fo:margin-top="0.083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hapter_20_Number" style:display-name="Chapter Number" style:family="paragraph" style:next-style-name="Chapter_20_Title">
      <style:paragraph-properties fo:margin-top="0in" fo:margin-bottom="0.1665in" loext:contextual-spacing="false" fo:orphans="2" fo:widows="2" fo:keep-with-next="always"/>
      <style:text-properties fo:text-transform="uppercase" style:use-window-font-color="tru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style>
    <style:style style:name="Chapter_20_Title" style:display-name="Chapter Title" style:family="paragraph" style:next-style-name="Body_20_Text_20_First">
      <style:paragraph-properties fo:margin-top="0.3335in" fo:margin-bottom="0.3335in" loext:contextual-spacing="false" fo:orphans="2" fo:widows="2"/>
      <style:text-properties style:use-window-font-color="true" style:font-name="Arial" fo:font-family="Arial" style:font-family-generic="swiss" style:font-pitch="variable" fo:font-size="30pt" fo:language="en" fo:country="US" fo:font-weight="bold" style:font-name-asian="Times New Roman" style:font-family-asian="'Times New Roman'" style:font-family-generic-asian="roman" style:font-pitch-asian="variable" style:font-size-asian="30pt" style:font-weight-asian="bold" style:font-name-complex="Times New Roman" style:font-family-complex="'Times New Roman'" style:font-family-generic-complex="roman" style:font-pitch-complex="variable" style:font-size-complex="24pt" style:language-complex="ar" style:country-complex="SA"/>
    </style:style>
    <style:style style:name="Figure_20_Caption" style:display-name="Figure Caption" style:family="paragraph" style:next-style-name="Body_20_Text">
      <style:paragraph-properties fo:margin-top="0.1665in" fo:margin-bottom="0.1665in" loext:contextual-spacing="false" fo:line-height="0.1945in" fo:orphans="2" fo:widows="2">
        <style:tab-stops>
          <style:tab-stop style:position="0.4in"/>
        </style:tab-stops>
      </style:paragraph-properties>
      <style:text-properties style:use-window-font-color="true" style:font-name="Times New Roman" fo:font-family="'Times New Roman'" style:font-family-generic="roman" style:font-pitch="variable" fo:font-size="11pt" fo:language="en" fo:country="US"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loext:contextual-spacing="false"/>
    </style:style>
    <style:style style:name="Code" style:family="paragraph" style:parent-style-name="Code_20_Bold">
      <style:text-properties fo:color="#000000" fo:font-weight="normal" style:font-weight-asian="normal"/>
    </style:style>
    <style:style style:name="Bullet_20_Sub_20_List" style:display-name="Bullet Sub List" style:family="paragraph">
      <style:paragraph-properties fo:margin-left="0.8in" fo:margin-right="0in" fo:margin-top="0.0835in" fo:margin-bottom="0.0835in" loext:contextual-spacing="false" fo:orphans="2" fo:widows="2" fo:text-indent="-0.8in" style:auto-text-indent="false">
        <style:tab-stops>
          <style:tab-stop style:position="-0.25in"/>
          <style:tab-stop style:position="-0.05in"/>
        </style:tab-stops>
      </style:paragraph-properties>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Num_20_Sub_20_List" style:display-name="Num Sub List" style:family="paragraph" style:parent-style-name="Bullet_20_Sub_20_List"/>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loext:contextual-spacing="false"/>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loext:contextual-spacing="true" fo:line-height="150%"/>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loext:contextual-spacing="false"/>
    </style:style>
    <style:style style:name="Colorful_20_Grid_20_-_20_Accent_20_11" style:display-name="Colorful Grid - Accent 1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in" fo:margin-right="0.1in" fo:margin-top="0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Exercise_20_Body" style:display-name="Exercise Body" style:family="paragraph">
      <style:paragraph-properties fo:margin-top="0.0835in" fo:margin-bottom="0.0835in" loext:contextual-spacing="false" fo:orphans="2" fo:widows="2"/>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2">
      <style:paragraph-properties fo:margin-left="0in" fo:margin-right="0.8in" fo:margin-top="0.0835in" fo:margin-bottom="0.0835in" loext:contextual-spacing="false" fo:text-indent="0in" style:auto-text-indent="false"/>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Table_20_Text" style:display-name="Table Text" style:family="paragraph">
      <style:paragraph-properties fo:margin-top="0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loext:contextual-spacing="false"/>
    </style:style>
    <style:style style:name="Table_20_Head" style:display-name="Table Head" style:family="paragraph" style:next-style-name="Table_20_Text">
      <style:paragraph-properties fo:margin-left="0.5in" fo:margin-right="0in" fo:margin-top="0.0835in" fo:margin-bottom="0.0835in" loext:contextual-spacing="false" fo:line-height="0.1665in" fo:orphans="2" fo:widows="2" fo:text-indent="-0.5in" style:auto-text-indent="false" fo:padding-left="0in" fo:padding-right="0in" fo:padding-top="0.0417in" fo:padding-bottom="0in" fo:border-left="none" fo:border-right="none" fo:border-top="0.51pt solid #000000" fo:border-bottom="none" fo:keep-with-next="always"/>
      <style:text-properties style:use-window-font-color="true" style:font-name="Arial Narrow" fo:font-family="'Arial Narrow'" style:font-family-generic="swiss" style:font-pitch="variable" fo:font-size="10.5pt" fo:language="en" fo:country="US"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loext:contextual-spacing="false"/>
      <style:text-properties fo:font-size="9pt" fo:font-style="italic" style:font-size-asian="9pt" style:font-style-asian="italic"/>
    </style:style>
    <style:style style:name="Num_20_List" style:display-name="Num List" style:family="paragraph" style:parent-style-name="Standard">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Unnumbered_20_List" style:display-name="Unnumbered List" style:family="paragraph" style:parent-style-name="Num_20_List" style:list-style-name="">
      <style:paragraph-properties fo:margin-left="0.6in" fo:margin-right="0in" fo:margin-top="0.2362in" fo:margin-bottom="0.0835in" loext:contextual-spacing="false" fo:text-indent="0in" style:auto-text-indent="false"/>
    </style:style>
    <style:style style:name="Quote_20_Source" style:display-name="Quote Source" style:family="paragraph" style:parent-style-name="Quote" style:next-style-name="Body_20_Text">
      <style:paragraph-properties fo:margin-left="0in" fo:margin-right="0in" fo:margin-top="0in" fo:margin-bottom="0.1665in" loext:contextual-spacing="false" fo:text-align="end" style:justify-single-word="false" fo:text-indent="0in" style:auto-text-indent="false"/>
      <style:text-properties fo:font-style="normal" style:font-style-asian="normal"/>
    </style:style>
    <style:style style:name="Exercise_20_Head" style:display-name="Exercise Head" style:family="paragraph" style:parent-style-name="SB_20_Head" style:next-style-name="Exercise_20_Body">
      <loext:graphic-properties draw:fill="solid" draw:fill-color="#333333" draw:opacity="100%"/>
      <style:paragraph-properties fo:margin-left="0in" fo:margin-right="0in" fo:text-indent="0in" style:auto-text-indent="false" fo:background-color="#333333" fo:padding-left="0.0555in" fo:padding-right="0.0555in" fo:padding-top="0.0138in" fo:padding-bottom="0.0138in" fo:border="0.99pt solid #000000"/>
      <style:text-properties fo:font-variant="normal" fo:text-transform="none" fo:color="#ffffff" style:font-size-complex="11pt"/>
    </style:style>
    <style:style style:name="Book_20_Title1" style:display-name="Book Title1" style:family="paragraph" style:parent-style-name="Standard">
      <style:paragraph-properties fo:margin-top="0.4165in" fo:margin-bottom="0.1665in" loext:contextual-spacing="false"/>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style>
    <style:style style:name="FM_20_Text" style:display-name="FM Text" style:family="paragraph" style:parent-style-name="Standard">
      <style:paragraph-properties fo:margin-top="0in" fo:margin-bottom="0.0835in" loext:contextual-spacing="true"/>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0835in" loext:contextual-spacing="true" fo:text-indent="0in" style:auto-text-indent="fals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loext:contextual-spacing="false" fo:line-height="0.1807in" fo:text-indent="0in" style:auto-text-indent="false"/>
      <style:text-properties fo:font-size="11.5pt" style:font-size-asian="1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ote_2f_Tip_2f_Caution" style:display-name="Note/Tip/Caution" style:family="paragraph" style:parent-style-name="Standard" style:next-style-name="Body_20_Text">
      <style:paragraph-properties fo:margin-top="0.25in" fo:margin-bottom="0.25in" loext:contextual-spacing="false" fo:line-height="0.1945in" fo:orphans="0" fo:widows="0" fo:padding-left="0in" fo:padding-right="0in" fo:padding-top="0.139in" fo:padding-bottom="0.139in" fo:border-left="none" fo:border-right="none" fo:border-top="0.51pt solid #000000" fo:border-bottom="0.51pt solid #000000"/>
      <style:text-properties style:font-name="Arial Narrow" fo:font-family="'Arial Narrow'" style:font-family-generic="swiss" style:font-pitch="variable" fo:font-size="10.5pt" style:font-size-asian="10.5pt" style:font-size-complex="12pt"/>
    </style:style>
    <style:style style:name="Body_20_Text_20_First" style:display-name="Body Text First" style:family="paragraph" style:parent-style-name="Text_20_body" style:next-style-name="Body_20_Text">
      <style:paragraph-properties fo:margin-left="0in" fo:margin-right="0in" fo:margin-top="0.0835in" fo:margin-bottom="0in" loext:contextual-spacing="false" fo:text-indent="0in" style:auto-text-indent="fals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paragraph-properties fo:margin-left="0.1in" fo:margin-right="0.1in" fo:text-indent="0in" style:auto-text-indent="false"/>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style>
    <style:style style:name="Side_20_Bar_20_Body" style:display-name="Side Bar Body" style:family="paragraph" style:parent-style-name="Standard">
      <style:paragraph-properties fo:margin-left="0.2in" fo:margin-right="0.2in" fo:margin-top="0.0835in" fo:margin-bottom="0.0835in" loext:contextual-spacing="false" fo:text-indent="0in" style:auto-text-indent="false"/>
    </style:style>
    <style:style style:name="Exercise_20_Last" style:display-name="Exercise Last" style:family="paragraph" style:parent-style-name="Standard">
      <style:paragraph-properties fo:margin-left="0.2in" fo:margin-right="0.2in" fo:margin-top="0.0835in" fo:margin-bottom="0.0835in" loext:contextual-spacing="false" fo:text-indent="0in" style:auto-text-indent="false" fo:padding-left="0in" fo:padding-right="0in" fo:padding-top="0in" fo:padding-bottom="0.0417in" fo:border-left="none" fo:border-right="none" fo:border-top="none" fo:border-bottom="2.24pt solid #000000"/>
    </style:style>
    <style:style style:name="Side_20_Bar_20_Last" style:display-name="Side Bar Last" style:family="paragraph" style:parent-style-name="Standard">
      <style:paragraph-properties fo:margin-left="0.2in" fo:margin-right="0.2in" fo:margin-top="0.0835in" fo:margin-bottom="0.0835in" loext:contextual-spacing="false" fo:text-indent="0in" style:auto-text-indent="false" fo:padding-left="0in" fo:padding-right="0in" fo:padding-top="0in" fo:padding-bottom="0.0417in" fo:border-left="none" fo:border-right="none" fo:border-top="none" fo:border-bottom="2.24pt solid #000000"/>
    </style:style>
    <style:style style:name="Side_20_Bar_20_Bullet" style:display-name="Side Bar Bullet" style:family="paragraph" style:parent-style-name="Standard" style:list-style-name="WW8Num10">
      <style:paragraph-properties fo:margin-left="0in" fo:margin-right="0.8in" fo:margin-top="0.0835in" fo:margin-bottom="0.0835in" loext:contextual-spacing="false" fo:text-indent="0in" style:auto-text-indent="false"/>
    </style:style>
    <style:style style:name="Exercise_20_Num" style:display-name="Exercise Num" style:family="paragraph" style:parent-style-name="Standard" style:list-style-name="WW8Num6">
      <style:paragraph-properties fo:margin-left="0in" fo:margin-right="0.8in" fo:margin-top="0.0835in" fo:margin-bottom="0.0835in" loext:contextual-spacing="false" fo:text-indent="0in" style:auto-text-indent="false"/>
    </style:style>
    <style:style style:name="Side_20_Bar_20_Num" style:display-name="Side Bar Num" style:family="paragraph" style:parent-style-name="Standard" style:list-style-name="WW8Num3">
      <style:paragraph-properties fo:margin-left="0in" fo:margin-right="0.8in" fo:margin-top="0.0835in" fo:margin-bottom="0.0835in" loext:contextual-spacing="false" fo:text-indent="0in" style:auto-text-indent="fals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000000" fo:keep-with-next="always"/>
    </style:style>
    <style:style style:name="Footer_20_Text" style:display-name="Footer Text" style:family="paragraph">
      <style:paragraph-properties fo:margin-top="0.1665in" fo:margin-bottom="0.3335in" loext:contextual-spacing="false" fo:line-height="115%" fo:orphans="2" fo:widows="2" fo:hyphenation-ladder-count="no-limit">
        <style:tab-stops>
          <style:tab-stop style:position="3.25in" style:type="center"/>
          <style:tab-stop style:position="6.5in" style:type="righ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FM_20_Book_20_Title" style:display-name="FM Book Title" style:family="paragraph" style:parent-style-name="Chapter_20_Title"/>
    <style:style style:name="FM_20_Edition" style:display-name="FM Edition" style:family="paragraph" style:parent-style-name="Standard">
      <style:paragraph-properties fo:text-align="center" style:justify-single-word="false"/>
    </style:style>
    <style:style style:name="FM_20_Copyright_20_Credits" style:display-name="FM Copyright Credits" style:family="paragraph" style:parent-style-name="Standard">
      <style:paragraph-properties fo:margin-left="0.45in" fo:margin-right="0in" fo:margin-top="0.1665in" fo:margin-bottom="0in" loext:contextual-spacing="false" fo:text-indent="-0.2in" style:auto-text-indent="false"/>
      <style:text-properties fo:font-size="10.5pt" style:font-size-asian="10.5pt"/>
    </style:style>
    <style:style style:name="FM_20_Copyright_20_Credits_20_Last" style:display-name="FM Copyright Credits Last" style:family="paragraph" style:parent-style-name="FM_20_Copyright_20_Credits" style:next-style-name="FM_20_Copyright">
      <style:paragraph-properties fo:margin-top="0in" fo:margin-bottom="0.1665in" loext:contextual-spacing="false"/>
    </style:style>
    <style:style style:name="FM_20_Head" style:display-name="FM Head" style:family="paragraph" style:parent-style-name="Chapter_20_Title" style:next-style-name="Body_20_Text_20_First">
      <style:text-properties style:font-name="Trebuchet MS" fo:font-family="'Trebuchet MS'" style:font-family-generic="swiss" style:font-pitch="variable" fo:letter-spacing="-0.0138in" style:font-size-complex="30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Part_20_Opener_20_Text" style:display-name="Part Opener Text" style:family="paragraph" style:parent-style-name="Standard">
      <style:paragraph-properties fo:margin-top="0.0835in" fo:margin-bottom="0in" loext:contextual-spacing="false" fo:line-height="150%"/>
      <style:text-properties style:font-name="Trebuchet MS" fo:font-family="'Trebuchet MS'" style:font-family-generic="swiss" style:font-pitch="variable" fo:font-size="11pt" fo:letter-spacing="-0.0043in" fo:font-weight="bold" style:font-size-asian="11pt" style:font-weight-asian="bold" style:font-size-complex="11pt"/>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zxx"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zxx" fo:country="none"/>
    </style:style>
    <style:style style:name="Comment_20_Text" style:display-name="Comment Text" style:family="paragraph" style:parent-style-name="Standard"/>
    <style:style style:name="Figure" style:family="paragraph" style:next-style-name="Figure_20_Caption" style:class="extra">
      <style:paragraph-properties fo:margin-top="0.0835in" fo:margin-bottom="0.0138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Comment_20_Subject" style:display-name="Comment Subject" style:family="paragraph" style:parent-style-name="Comment_20_Text" style:next-style-name="Comment_20_Text"/>
    <style:style style:name="Balloon_20_Text" style:display-name="Balloon Text" style:family="paragraph" style:parent-style-name="Standard">
      <style:paragraph-properties fo:margin-top="0in" fo:margin-bottom="0in" loext:contextual-spacing="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loext:contextual-spacing="false" fo:text-align="justify" style:justify-single-word="false" fo:text-indent="0in" style:auto-text-indent="false"/>
      <style:text-properties fo:font-size="12pt" fo:font-style="italic" style:font-size-asian="12pt" style:font-style-asian="italic"/>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false" style:family="text"/>
    <style:style style:name="WW8Num4ztru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fals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Default_20_Paragraph_20_Font1" style:display-name="WW-Default Paragraph Font1" style:family="text"/>
    <style:style style:name="Heading_20_1_20_Char" style:display-name="Heading 1 Char" style:family="text"/>
    <style:style style:name="Heading_20_2_20_Char" style:display-name="Heading 2 Char" style:family="text"/>
    <style:style style:name="Heading_20_3_20_Char" style:display-name="Heading 3 Char" style:family="text"/>
    <style:style style:name="Heading_20_4_20_Char" style:display-name="Heading 4 Char" style:family="text"/>
    <style:style style:name="Heading_20_5_20_Char" style:display-name="Heading 5 Char" style:family="text"/>
    <style:style style:name="Heading_20_6_20_Char" style:display-name="Heading 6 Char" style:family="text"/>
    <style:style style:name="Body_20_Text_20_Char" style:display-name="Body Text Char" style:family="text"/>
    <style:style style:name="Code_20_Bold" style:display-name="Code Bold" style:family="text"/>
    <style:style style:name="Code_20_Char" style:display-name="Code Char" style:family="text"/>
    <style:style style:name="Code_20_Caption_20_Char" style:display-name="Code Caption Char" style:family="text"/>
    <style:style style:name="Quote_20_Char" style:display-name="Quote Char" style:family="text"/>
    <style:style style:name="Exercise_20_Body_20_Char" style:display-name="Exercise Body Char" style:family="text">
      <style:text-properties style:font-name="HelveticaNeue Condensed" fo:font-family="'HelveticaNeue Condensed', 'Arial Unicode MS'" style:font-family-generic="swiss" style:font-pitch="variable" style:font-name-complex="HelveticaNeue Condensed" style:font-family-complex="'HelveticaNeue Condensed', 'Arial Unicode MS'" style:font-family-generic-complex="swiss" style:font-pitch-complex="variable"/>
    </style:style>
    <style:style style:name="SB_20_Code_20_Char" style:display-name="SB Code Char" style:family="text"/>
    <style:style style:name="Exercise_20_Code_20_Char" style:display-name="Exercise Code Char" style:family="text"/>
    <style:style style:name="Internet_20_link" style:display-name="Internet link" style:family="text"/>
    <style:style style:name="Body_20_Text_20_First_20_Char" style:display-name="Body Text First Char" style:family="text"/>
    <style:style style:name="Code_20_Inline" style:display-name="Code Inline" style:family="text" style:parent-style-name="Default_20_Paragraph_20_Font">
      <style:text-properties fo:color="#008000" style:font-name="TheSansMonoConNormal" fo:font-family="TheSansMonoConNormal" style:font-family-generic="swiss" style:font-pitch="variable" fo:font-size="10pt" style:font-size-asian="10pt" style:font-size-complex="10pt"/>
    </style:style>
    <style:style style:name="Dingbat_20_Char_20_Char" style:display-name="Dingbat Char Char" style:family="text"/>
    <style:style style:name="Page_20_Number" style:display-name="Page Number" style:family="text" style:parent-style-name="WW-Default_20_Paragraph_20_Font1"/>
    <style:style style:name="Side_20_Bar_20_Body_20_Char" style:display-name="Side Bar Body Char" style:family="text">
      <style:text-properties style:font-name="HelveticaNeue Condensed" fo:font-family="'HelveticaNeue Condensed', 'Arial Unicode MS'" style:font-family-generic="swiss" style:font-pitch="variable" style:font-name-complex="HelveticaNeue Condensed" style:font-family-complex="'HelveticaNeue Condensed', 'Arial Unicode MS'" style:font-family-generic-complex="swiss" style:font-pitch-complex="variable"/>
    </style:style>
    <style:style style:name="Exercise_20_Last_20_Char" style:display-name="Exercise Last Char" style:family="text">
      <style:text-properties style:font-name="HelveticaNeue Condensed" fo:font-family="'HelveticaNeue Condensed', 'Arial Unicode MS'" style:font-family-generic="swiss" style:font-pitch="variable" style:font-name-complex="HelveticaNeue Condensed" style:font-family-complex="'HelveticaNeue Condensed', 'Arial Unicode MS'" style:font-family-generic-complex="swiss" style:font-pitch-complex="variable"/>
    </style:style>
    <style:style style:name="Side_20_Bar_20_Last_20_Char" style:display-name="Side Bar Last Char" style:family="text">
      <style:text-properties style:font-name="HelveticaNeue Condensed" fo:font-family="'HelveticaNeue Condensed', 'Arial Unicode MS'" style:font-family-generic="swiss" style:font-pitch="variable" style:font-name-complex="HelveticaNeue Condensed" style:font-family-complex="'HelveticaNeue Condensed', 'Arial Unicode MS'" style:font-family-generic-complex="swiss" style:font-pitch-complex="variable"/>
    </style:style>
    <style:style style:name="Exercise_20_Num_20_Char" style:display-name="Exercise Num Char" style:family="text"/>
    <style:style style:name="Side_20_Bar_20_Num_20_Char" style:display-name="Side Bar Num Char" style:family="text"/>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fo:font-family="'HelveticaNeue Condensed', 'Arial Unicode MS'" style:font-family-generic="swiss" style:font-pitch="variable" style:font-name-complex="HelveticaNeue Condensed" style:font-family-complex="'HelveticaNeue Condensed', 'Arial Unicode MS'" style:font-family-generic-complex="swiss" style:font-pitch-complex="variable"/>
    </style:style>
    <style:style style:name="Footer_20_Char" style:display-name="Footer Char" style:family="text">
      <style:text-properties style:font-name="Utopia" fo:font-family="Utopia" style:font-pitch="variable" style:font-name-complex="Utopia" style:font-family-complex="Utopia" style:font-pitch-complex="variable"/>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2" fo:font-family="Times" style:font-family-generic="roman" style:font-pitch="variable" style:font-name-complex="Times2" style:font-family-complex="Times" style:font-family-generic-complex="roman" style:font-pitch-complex="variable"/>
    </style:style>
    <style:style style:name="Comment_20_Subject_20_Char" style:display-name="Comment Subject Char" style:family="text"/>
    <style:style style:name="Balloon_20_Text_20_Char" style:display-name="Balloon Text Char" style:family="text"/>
    <style:style style:name="Numbering_20_Symbols" style:display-name="Numbering Symbols" style:family="tex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1"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Wingdings" fo:font-family="Wingdings" style:font-pitch="variable" style:font-charset="x-symbol" fo:font-size="8pt" style:font-size-asian="8pt"/>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0835in" loext:contextual-spacing="false" fo:orphans="2" fo:widows="2" style:writing-mode="lr-tb"/>
    </style:style>
    <style:style style:name="MP2" style:family="paragraph" style:parent-style-name="Chapter_20_Number">
      <style:text-properties officeooo:paragraph-rsid="000e739b"/>
    </style:style>
    <style:style style:name="MT1" style:family="text">
      <style:text-properties fo:text-transform="uppercase" style:use-window-font-color="true" style:font-name="Arial" fo:font-size="14pt" fo:language="en" fo:country="US" fo:font-weight="bold" officeooo:rsid="000e739b" style:font-name-asian="Times New Roman" style:font-size-asian="14pt" style:font-weight-asian="bold" style:font-name-complex="Times New Roman" style:font-size-complex="14pt" style:language-complex="ar" style:country-complex="SA"/>
    </style:style>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true" draw:fill="none" draw:fill-color="#99ccff"/>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5in" fo:margin-bottom="0.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MP1"/>
      </style:header>
      <loext:header-first>
        <text:p text:style-name="MP2"><text:span text:style-name="MT1"/></text:p>
      </loext:header-first>
      <style:footer>
        <text:p text:style-name="Footer"/>
      </style:footer>
      <loext:footer-first>
        <text:p text:style-name="Footer"/>
      </loext:footer-first>
    </style:master-page>
    <style:master-page style:name="MP0" style:page-layout-name="Mpm2">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Apress Standard Book Design</dc:title>
    <dc:subject/>
    <meta:keyword/>
    <meta:initial-creator>BPR</meta:initial-creator>
    <meta:creation-date>2013-07-23T22:38:00</meta:creation-date>
    <dc:date>2020-04-28T10:12:00.994017461</dc:date>
    <meta:print-date>2009-03-19T10:05:00</meta:print-date>
    <meta:editing-cycles>30</meta:editing-cycles>
    <meta:editing-duration>P1DT5H42M35S</meta:editing-duration>
    <meta:generator>LibreOffice/6.4.2.2$Linux_X86_64 LibreOffice_project/40$Build-2</meta:generator>
    <dc:creator>Ray Lischner</dc:creator>
    <meta:document-statistic meta:table-count="0" meta:image-count="0" meta:object-count="0" meta:page-count="8" meta:paragraph-count="183" meta:word-count="1459" meta:character-count="10231" meta:non-whitespace-character-count="8551"/>
    <meta:user-defined meta:name="Chapter Number">03</meta:user-defined>
    <meta:user-defined meta:name="Order">8200.00000000000</meta:user-defined>
    <meta:user-defined meta:name="Status">Chapter Page Proof</meta:user-defined>
    <meta:user-defined meta:name="StatusFrom">Chapter Page Proof</meta:user-defined>
    <meta:user-defined meta:name="StatusTo" meta:value-type="string">Chapter Page Proof</meta:user-defined>
    <meta:user-defined meta:name="Update ChapterOn Root" meta:value-type="string">https://apressmedia.sharepoint.com/sites/201304/exploringc2/_layouts/15/wrkstat.aspx?List=5117ef13-9e85-47e7-8e09-830bcabb8075&amp;WorkflowInstanceName=f667dadd-af0c-46e4-8dc1-429cb4b4474f, Complete</meta:user-defined>
    <meta:user-defined meta:name="display_urn:schemas-microsoft-com:office:office#Author" meta:value-type="string">Ray Lischner</meta:user-defined>
    <meta:user-defined meta:name="display_urn:schemas-microsoft-com:office:office#Editor" meta:value-type="string">Dhaneesh Kumar</meta:user-defined>
  </office:meta>
</office:document-meta>
</file>